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747cm"/>
    </style:style>
    <style:style style:name="gr2" style:family="graphic" style:parent-style-name="objectwithoutfill">
      <style:graphic-properties svg:stroke-width="0.254cm" draw:fill="none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svg:stroke-width="0.254cm" svg:stroke-color="#000000" draw:fill="none" draw:fill-color="#ffffff" fo:min-height="6.477cm" fo:padding-top="0.252cm" fo:padding-bottom="0.252cm" fo:padding-left="0.377cm" fo:padding-right="0.377cm"/>
    </style:style>
    <style:style style:name="gr4" style:family="graphic" style:parent-style-name="standard">
      <style:graphic-properties svg:stroke-width="0cm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fill="solid" draw:fill-color="#579d1c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fo:min-height="5.973cm"/>
    </style:style>
    <style:style style:name="gr8" style:family="graphic" style:parent-style-name="standard">
      <style:graphic-properties draw:stroke="none" svg:stroke-width="0cm" svg:stroke-color="#000000" draw:fill="none" draw:fill-color="#ffffff" fo:min-height="3.052cm"/>
    </style:style>
    <style:style style:name="gr9" style:family="graphic" style:parent-style-name="standard">
      <style:graphic-properties svg:stroke-width="0cm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0pt" style:text-underline-style="solid" style:text-underline-width="auto" style:text-underline-color="font-color" style:font-size-asian="120pt" style:font-size-complex="120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0pt"/>
    </style:style>
    <style:style style:name="P6" style:family="paragraph">
      <style:paragraph-properties fo:text-align="center"/>
      <style:text-properties fo:font-size="72pt"/>
    </style:style>
    <style:style style:name="P7" style:family="paragraph">
      <style:text-properties fo:font-size="18pt"/>
    </style:style>
    <style:style style:name="T1" style:family="text">
      <style:text-properties fo:font-size="120pt" style:text-underline-style="solid" style:text-underline-width="auto" style:text-underline-color="font-color" style:font-size-asian="120pt" style:font-size-complex="12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6.106cm" svg:height="7.997cm" svg:x="13.954cm" svg:y="2.397cm">
          <draw:text-box>
            <text:p text:style-name="P1"><text:span text:style-name="T1">Motion Model Flowchart - Initialization</text:span></text:p>
          </draw:text-box>
        </draw:frame>
        <draw:line draw:style-name="gr2" draw:text-style-name="P1" draw:layer="layout" svg:x1="41.513cm" svg:y1="8.493cm" svg:x2="41.513cm" svg:y2="209.788cm">
          <text:p/>
        </draw:line>
        <draw:frame draw:style-name="gr3" draw:text-style-name="P3" draw:layer="layout" svg:width="32.893cm" svg:height="6.981cm" svg:x="4.937cm" svg:y="8.62cm">
          <draw:text-box>
            <text:p text:style-name="P1"><text:span text:style-name="T2">Scope: <text:s/>Data Body</text:span></text:p>
            <text:p text:style-name="P1"><text:span text:style-name="T2">Object</text:span></text:p>
          </draw:text-box>
        </draw:frame>
        <draw:frame draw:style-name="gr3" draw:text-style-name="P3" draw:layer="layout" svg:width="32.893cm" svg:height="6.981cm" svg:x="59.674cm" svg:y="8.621cm">
          <draw:text-box>
            <text:p text:style-name="P1"><text:span text:style-name="T2">Scope: <text:s/>Internal to </text:span></text:p>
            <text:p text:style-name="P1"><text:span text:style-name="T2">Motion Model Class</text:span></text:p>
          </draw:text-box>
        </draw:frame>
        <draw:custom-shape draw:style-name="gr4" draw:text-style-name="P1" xml:id="id1" draw:id="id1" draw:layer="layout" svg:width="9.525cm" svg:height="2.794cm" svg:x="6.842cm" svg:y="17.129cm">
          <text:p text:style-name="P1">Request Number</text:p>
          <text:p text:style-name="P1">of Equation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3" draw:id="id3" draw:layer="layout" svg:width="10.541cm" svg:height="3.175cm" svg:x="48.371cm" svg:y="13.827cm">
          <text:p text:style-name="P1">Number of Equations &lt;N&gt;</text:p>
          <text:p text:style-name="P1"/>
          <text:p text:style-name="P1">Constant for Motion Mode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5" draw:id="id5" draw:layer="layout" svg:width="9.525cm" svg:height="2.794cm" svg:x="120.38cm" svg:y="29.067cm">
          <text:p text:style-name="P1">Define new Body Object</text:p>
          <text:p text:style-name="P1">Create Matrices of</text:p>
          <text:p text:style-name="P1">Complex Variables</text:p>
          <text:p text:style-name="P1">&lt;N&gt;x&lt;N&gt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6.367cm" svg:y1="18.526cm" svg:x2="50.847cm" svg:y2="22.907cm" draw:start-shape="id1" draw:start-glue-point="1" draw:end-shape="id2" draw:end-glue-point="0" svg:d="m16367 18526h34480v4381" svg:viewBox="0 0 34481 4382">
          <text:p/>
        </draw:connector>
        <draw:connector draw:style-name="gr6" draw:text-style-name="P1" draw:layer="layout" svg:x1="53.642cm" svg:y1="17.002cm" svg:x2="50.847cm" svg:y2="22.907cm" draw:start-shape="id3" draw:start-glue-point="8" draw:end-shape="id2" draw:end-glue-point="0" svg:d="m53642 17002v2953h-2795v2952" svg:viewBox="0 0 2796 5906">
          <text:p/>
        </draw:connector>
        <draw:connector draw:style-name="gr6" draw:text-style-name="P1" draw:layer="layout" svg:x1="46.085cm" svg:y1="24.304cm" svg:x2="15.802cm" svg:y2="24.305cm" draw:start-shape="id2" draw:start-glue-point="3" draw:end-shape="id4" draw:end-glue-point="9" svg:d="m46085 24304h-14605v1h-15678" svg:viewBox="0 0 30284 2">
          <text:p/>
        </draw:connector>
        <draw:connector draw:style-name="gr6" draw:text-style-name="P1" draw:layer="layout" svg:x1="11.605cm" svg:y1="25.892cm" svg:x2="125.142cm" svg:y2="29.067cm" draw:start-shape="id4" draw:start-glue-point="8" draw:end-shape="id5" draw:end-glue-point="0" svg:d="m11605 25892v1588h113537v1587" svg:viewBox="0 0 113538 3176">
          <text:p/>
        </draw:connector>
        <draw:custom-shape draw:style-name="gr4" draw:text-style-name="P1" xml:id="id2" draw:id="id2" draw:layer="layout" svg:width="9.525cm" svg:height="2.794cm" svg:x="46.085cm" svg:y="22.907cm">
          <text:p text:style-name="P1">Return Number of </text:p>
          <text:p text:style-name="P1">Equations</text:p>
          <text:p text:style-name="P1">&lt;N&gt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4" draw:id="id4" draw:layer="layout" svg:width="10.541cm" svg:height="3.175cm" svg:x="6.334cm" svg:y="22.717cm">
          <text:p text:style-name="P1">Number of Equations</text:p>
          <text:p text:style-name="P1"/>
          <text:p text:style-name="P1">&lt;N&gt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6" draw:id="id6" draw:layer="layout" svg:width="9.525cm" svg:height="2.794cm" svg:x="6.843cm" svg:y="31.48cm">
          <text:p text:style-name="P1">Reset all Input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106.537cm" svg:y1="8.366cm" svg:x2="106.537cm" svg:y2="209.661cm">
          <text:p/>
        </draw:line>
        <draw:frame draw:style-name="gr3" draw:text-style-name="P3" draw:layer="layout" svg:width="32.893cm" svg:height="6.981cm" svg:x="110.347cm" svg:y="8.621cm">
          <draw:text-box>
            <text:p text:style-name="P1"><text:span text:style-name="T2">Scope: <text:s/>Matrix Body</text:span></text:p>
            <text:p text:style-name="P1"><text:span text:style-name="T2">Object</text:span></text:p>
          </draw:text-box>
        </draw:frame>
        <draw:custom-shape draw:style-name="gr4" draw:text-style-name="P1" xml:id="id7" draw:id="id7" draw:layer="layout" svg:width="9.525cm" svg:height="2.794cm" svg:x="46.086cm" svg:y="31.48cm">
          <text:p text:style-name="P1">Reset Internal</text:p>
          <text:p text:style-name="P1">Variabl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8" draw:id="id8" draw:layer="layout" svg:width="10.541cm" svg:height="3.175cm" svg:x="58.023cm" svg:y="37.068cm">
          <text:p text:style-name="P1">All Input </text:p>
          <text:p text:style-name="P1">Coefficients = 0</text:p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9" draw:id="id9" draw:layer="layout" svg:width="10.541cm" svg:height="3.175cm" svg:x="69.834cm" svg:y="37.322cm">
          <text:p text:style-name="P1">All Variable</text:p>
          <text:p text:style-name="P1">Values =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16.368cm" svg:y1="32.877cm" svg:x2="46.086cm" svg:y2="32.877cm" draw:start-shape="id6" draw:start-glue-point="1" draw:end-shape="id7" svg:d="m16368 32877h29718" svg:viewBox="0 0 29719 1">
          <text:p/>
        </draw:connector>
        <draw:connector draw:style-name="gr6" draw:text-style-name="P1" draw:layer="layout" svg:x1="55.611cm" svg:y1="32.877cm" svg:x2="63.294cm" svg:y2="37.068cm" draw:start-shape="id7" draw:start-glue-point="1" draw:end-shape="id8" draw:end-glue-point="5" svg:d="m55611 32877h7683v4191" svg:viewBox="0 0 7684 4192">
          <text:p/>
        </draw:connector>
        <draw:connector draw:style-name="gr6" draw:text-style-name="P1" draw:layer="layout" svg:x1="55.611cm" svg:y1="32.877cm" svg:x2="75.105cm" svg:y2="37.322cm" draw:start-shape="id7" draw:start-glue-point="1" draw:end-shape="id9" draw:end-glue-point="5" svg:d="m55611 32877h19494v4445" svg:viewBox="0 0 19495 4446">
          <text:p/>
        </draw:connector>
      </draw:page>
      <draw:page draw:name="page2" draw:style-name="dp1" draw:master-page-name="Default">
        <draw:frame draw:style-name="gr1" draw:text-style-name="P2" draw:layer="layout" svg:width="86.106cm" svg:height="7.997cm" svg:x="13.954cm" svg:y="2.397cm">
          <draw:text-box>
            <text:p text:style-name="P1"><text:span text:style-name="T1">Motion Model Flowchart – Force Coefficients</text:span></text:p>
          </draw:text-box>
        </draw:frame>
        <draw:line draw:style-name="gr2" draw:text-style-name="P1" draw:layer="layout" svg:x1="41.513cm" svg:y1="8.493cm" svg:x2="41.513cm" svg:y2="209.788cm">
          <text:p/>
        </draw:line>
        <draw:frame draw:style-name="gr3" draw:text-style-name="P3" draw:layer="layout" svg:width="32.893cm" svg:height="6.981cm" svg:x="4.937cm" svg:y="8.62cm">
          <draw:text-box>
            <text:p text:style-name="P1"><text:span text:style-name="T2">Scope: <text:s/>Data Body</text:span></text:p>
            <text:p text:style-name="P1"><text:span text:style-name="T2">Object</text:span></text:p>
          </draw:text-box>
        </draw:frame>
        <draw:frame draw:style-name="gr3" draw:text-style-name="P3" draw:layer="layout" svg:width="32.893cm" svg:height="6.981cm" svg:x="59.674cm" svg:y="8.621cm">
          <draw:text-box>
            <text:p text:style-name="P1"><text:span text:style-name="T2">Scope: <text:s/>Internal to </text:span></text:p>
            <text:p text:style-name="P1"><text:span text:style-name="T2">Motion Model Class</text:span></text:p>
          </draw:text-box>
        </draw:frame>
        <draw:custom-shape draw:style-name="gr5" draw:text-style-name="P4" draw:layer="layout" svg:width="9.525cm" svg:height="2.794cm" svg:x="120.38cm" svg:y="29.067cm">
          <text:p text:style-name="P1"><text:span text:style-name="T3">Define new Body Object</text:span></text:p>
          <text:p text:style-name="P1"><text:span text:style-name="T3">Create Matrices of</text:span></text:p>
          <text:p text:style-name="P1"><text:span text:style-name="T3">Complex Variables</text:span></text:p>
          <text:p text:style-name="P1"><text:span text:style-name="T3">&lt;N&gt;x&lt;N&gt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106.537cm" svg:y1="8.366cm" svg:x2="106.537cm" svg:y2="209.661cm">
          <text:p/>
        </draw:line>
        <draw:frame draw:style-name="gr3" draw:text-style-name="P3" draw:layer="layout" svg:width="32.893cm" svg:height="6.981cm" svg:x="110.347cm" svg:y="8.621cm">
          <draw:text-box>
            <text:p text:style-name="P1"><text:span text:style-name="T2">Scope: <text:s/>Matrix Body</text:span></text:p>
            <text:p text:style-name="P1"><text:span text:style-name="T2">Object</text:span></text:p>
          </draw:text-box>
        </draw:frame>
        <draw:custom-shape draw:style-name="gr4" draw:text-style-name="P1" xml:id="id47" draw:id="id47" draw:layer="layout" svg:width="10.16cm" svg:height="2.159cm" svg:x="10.525cm" svg:y="17.383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xml:id="id10" draw:id="id10" draw:layer="layout" svg:width="9.525cm" svg:height="2.794cm" svg:x="11.727cm" svg:y="29.765cm">
          <text:p text:style-name="P1"><text:span text:style-name="T3">Select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7" draw:layer="layout" svg:width="9.271cm" svg:height="6.223cm" svg:x="22.463cm" svg:y="22.336cm">
          <draw:text-box>
            <text:p>Options for Force Types:</text:p>
            <text:p>1. <text:s/>Mass Matrix</text:p>
            <text:p>2. <text:s/>Hydro Reactive Force</text:p>
            <text:p>3. <text:s/>User Reactive Force</text:p>
            <text:p>4. <text:s/>Hydro Cross-Body Force</text:p>
            <text:p>5. <text:s/>User Cross-Body Force</text:p>
            <text:p>6. <text:s/>Hydro Active Force</text:p>
            <text:p>7. <text:s/>User Active Force</text:p>
          </draw:text-box>
        </draw:frame>
        <draw:custom-shape draw:style-name="gr4" draw:text-style-name="P4" xml:id="id11" draw:id="id11" draw:layer="layout" svg:width="10.541cm" svg:height="3.175cm" svg:x="48.372cm" svg:y="29.575cm">
          <text:p text:style-name="P1"><text:span text:style-name="T3">Force Typ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13" draw:id="id13" draw:layer="layout" svg:width="9.525cm" svg:height="2.794cm" svg:x="11.728cm" svg:y="34.528cm">
          <text:p text:style-name="P1"><text:span text:style-name="T3">Iterate through</text:span></text:p>
          <text:p text:style-name="P1"><text:span text:style-name="T3">each force in set</text:span></text:p>
          <text:p text:style-name="P1"><text:span text:style-name="T3">of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4" draw:id="id14" draw:layer="layout" svg:width="9.525cm" svg:height="2.794cm" svg:x="12.829cm" svg:y="39.481cm">
          <text:p text:style-name="P1"><text:span text:style-name="T3">Iterate through</text:span></text:p>
          <text:p text:style-name="P1"><text:span text:style-name="T3">each order </text:span></text:p>
          <text:p text:style-name="P1"><text:span text:style-name="T3">of derivative in for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6" draw:id="id16" draw:layer="layout" svg:width="9.525cm" svg:height="2.794cm" svg:x="14.03cm" svg:y="49.641cm">
          <text:p text:style-name="P1"><text:span text:style-name="T3">Iterate through</text:span></text:p>
          <text:p text:style-name="P1"><text:span text:style-name="T3">each equa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21.252cm" svg:y1="31.162cm" svg:x2="49.426cm" svg:y2="31.163cm" draw:start-shape="id10" draw:start-glue-point="1" draw:end-shape="id11" draw:end-glue-point="6" svg:d="m21252 31162h13560v1h14614" svg:viewBox="0 0 28175 2">
          <text:p/>
        </draw:connector>
        <draw:custom-shape draw:style-name="gr4" draw:text-style-name="P4" xml:id="id12" draw:id="id12" draw:layer="layout" svg:width="9.525cm" svg:height="2.794cm" svg:x="10.843cm" svg:y="23.606cm">
          <text:p text:style-name="P1"><text:span text:style-name="T3">Iterate through</text:span></text:p>
          <text:p text:style-name="P1"><text:span text:style-name="T3">each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5.605cm" svg:y1="26.4cm" svg:x2="16.489cm" svg:y2="29.765cm" draw:start-shape="id12" draw:start-glue-point="2" draw:end-shape="id10" draw:end-glue-point="0" svg:d="m15605 26400v1683h884v1682" svg:viewBox="0 0 885 3366">
          <text:p/>
        </draw:connector>
        <draw:connector draw:style-name="gr6" draw:text-style-name="P1" draw:layer="layout" svg:x1="16.489cm" svg:y1="32.559cm" svg:x2="16.49cm" svg:y2="34.528cm" draw:start-shape="id10" draw:start-glue-point="2" draw:end-shape="id13" draw:end-glue-point="0" svg:d="m16489 32559v985h1v984" svg:viewBox="0 0 2 1970">
          <text:p/>
        </draw:connector>
        <draw:custom-shape draw:style-name="gr4" draw:text-style-name="P4" xml:id="id15" draw:id="id15" draw:layer="layout" svg:width="9.525cm" svg:height="2.794cm" svg:x="14.031cm" svg:y="44.688cm">
          <text:p text:style-name="P1"><text:span text:style-name="T3">Set order</text:span></text:p>
          <text:p text:style-name="P1"><text:span text:style-name="T3">of derivativ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6" draw:id="id26" draw:layer="layout" svg:width="10.541cm" svg:height="3.175cm" svg:x="48.373cm" svg:y="44.18cm">
          <text:p text:style-name="P1"><text:span text:style-name="T3">Derivative Order</text:span></text:p>
          <text:p text:style-name="P1"><text:span text:style-name="T3">(Intege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17" draw:id="id17" draw:layer="layout" svg:width="9.525cm" svg:height="2.794cm" svg:x="15.231cm" svg:y="55.165cm">
          <text:p text:style-name="P1"><text:span text:style-name="T3">Set equation 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8" draw:id="id18" draw:layer="layout" svg:width="9.525cm" svg:height="2.794cm" svg:x="15.232cm" svg:y="60.817cm">
          <text:p text:style-name="P1"><text:span text:style-name="T3">Iterate through</text:span></text:p>
          <text:p text:style-name="P1"><text:span text:style-name="T3">each variabl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9" draw:id="id19" draw:layer="layout" svg:width="9.525cm" svg:height="2.794cm" svg:x="16.434cm" svg:y="66.214cm">
          <text:p text:style-name="P1"><text:span text:style-name="T3">Set variable</text:span></text:p>
          <text:p text:style-name="P1"><text:span text:style-name="T3">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0" draw:id="id20" draw:layer="layout" svg:width="9.525cm" svg:height="2.794cm" svg:x="16.434cm" svg:y="71.866cm">
          <text:p text:style-name="P1"><text:span text:style-name="T3">Set value of </text:span></text:p>
          <text:p text:style-name="P1"><text:span text:style-name="T3">input coeffici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1" draw:id="id21" draw:layer="layout" svg:width="9.525cm" svg:height="2.794cm" svg:x="16.434cm" svg:y="79.041cm">
          <text:p text:style-name="P1"><text:span text:style-name="T3">Set value</text:span></text:p>
          <text:p text:style-name="P1"><text:span text:style-name="T3">of return</text:span></text:p>
          <text:p text:style-name="P1"><text:span text:style-name="T3">equation 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6.49cm" svg:y1="37.322cm" svg:x2="17.591cm" svg:y2="39.481cm" draw:start-shape="id13" draw:start-glue-point="2" draw:end-shape="id14" draw:end-glue-point="0" svg:d="m16490 37322v1080h1101v1079" svg:viewBox="0 0 1102 2160">
          <text:p/>
        </draw:connector>
        <draw:connector draw:style-name="gr6" draw:text-style-name="P1" draw:layer="layout" svg:x1="17.591cm" svg:y1="42.275cm" svg:x2="18.793cm" svg:y2="44.688cm" draw:start-shape="id14" draw:start-glue-point="2" draw:end-shape="id15" draw:end-glue-point="0" svg:d="m17591 42275v1207h1202v1206" svg:viewBox="0 0 1203 2414">
          <text:p/>
        </draw:connector>
        <draw:connector draw:style-name="gr6" draw:text-style-name="P1" draw:layer="layout" svg:x1="18.793cm" svg:y1="47.482cm" svg:x2="18.792cm" svg:y2="49.641cm" draw:start-shape="id15" draw:start-glue-point="2" draw:end-shape="id16" draw:end-glue-point="0" svg:d="m18793 47482v1080h-1v1079" svg:viewBox="0 0 2 2160">
          <text:p/>
        </draw:connector>
        <draw:connector draw:style-name="gr6" draw:text-style-name="P1" draw:layer="layout" svg:x1="18.792cm" svg:y1="52.435cm" svg:x2="19.993cm" svg:y2="55.165cm" draw:start-shape="id16" draw:start-glue-point="2" draw:end-shape="id17" svg:d="m18792 52435v1366h1201v1364" svg:viewBox="0 0 1202 2731">
          <text:p/>
        </draw:connector>
        <draw:connector draw:style-name="gr6" draw:text-style-name="P1" draw:layer="layout" svg:x1="19.993cm" svg:y1="57.959cm" svg:x2="19.994cm" svg:y2="60.817cm" draw:start-shape="id17" draw:start-glue-point="2" draw:end-shape="id18" draw:end-glue-point="0" svg:d="m19993 57959v1430h1v1428" svg:viewBox="0 0 2 2859">
          <text:p/>
        </draw:connector>
        <draw:connector draw:style-name="gr6" draw:text-style-name="P1" draw:layer="layout" svg:x1="19.994cm" svg:y1="63.611cm" svg:x2="21.196cm" svg:y2="66.214cm" draw:start-shape="id18" draw:start-glue-point="2" draw:end-shape="id19" draw:end-glue-point="0" svg:d="m19994 63611v1302h1202v1301" svg:viewBox="0 0 1203 2604">
          <text:p/>
        </draw:connector>
        <draw:connector draw:style-name="gr6" draw:text-style-name="P1" draw:layer="layout" svg:x1="21.196cm" svg:y1="69.008cm" svg:x2="21.196cm" svg:y2="71.866cm" draw:start-shape="id19" draw:start-glue-point="2" draw:end-shape="id20" draw:end-glue-point="0" svg:d="m21196 69008v2858" svg:viewBox="0 0 1 2859">
          <text:p/>
        </draw:connector>
        <draw:connector draw:style-name="gr6" draw:text-style-name="P1" draw:layer="layout" svg:x1="21.196cm" svg:y1="74.66cm" svg:x2="21.196cm" svg:y2="79.041cm" draw:start-shape="id20" draw:start-glue-point="2" draw:end-shape="id21" svg:d="m21196 74660v4381" svg:viewBox="0 0 1 4382">
          <text:p/>
        </draw:connector>
        <draw:custom-shape draw:style-name="gr4" draw:text-style-name="P4" xml:id="id22" draw:id="id22" draw:layer="layout" svg:width="10.541cm" svg:height="3.175cm" svg:x="48.374cm" svg:y="54.975cm">
          <text:p text:style-name="P1"><text:span text:style-name="T3">Equation Number</text:span></text:p>
          <text:p text:style-name="P1"><text:span text:style-name="T3">(Intege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23" draw:id="id23" draw:layer="layout" svg:width="10.541cm" svg:height="3.175cm" svg:x="48.375cm" svg:y="66.024cm">
          <text:p text:style-name="P1"><text:span text:style-name="T3">Variable Number</text:span></text:p>
          <text:p text:style-name="P1"><text:span text:style-name="T3">(Intege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24" draw:id="id24" draw:layer="layout" svg:width="10.541cm" svg:height="3.175cm" svg:x="58.15cm" svg:y="71.676cm">
          <text:p text:style-name="P1"><text:span text:style-name="T3">Input Coefficient</text:span></text:p>
          <text:p text:style-name="P1"><text:span text:style-name="T3">(Double)</text:span></text:p>
          <text:p text:style-name="P1"><text:span text:style-name="T3">(Index from other valu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24.756cm" svg:y1="56.562cm" svg:x2="49.428cm" svg:y2="56.563cm" draw:start-shape="id17" draw:start-glue-point="1" draw:end-shape="id22" draw:end-glue-point="6" svg:d="m24756 56562h11809v1h12863" svg:viewBox="0 0 24673 2">
          <text:p/>
        </draw:connector>
        <draw:connector draw:style-name="gr6" draw:text-style-name="P1" draw:layer="layout" svg:x1="25.959cm" svg:y1="67.611cm" svg:x2="49.429cm" svg:y2="67.612cm" draw:start-shape="id19" draw:start-glue-point="1" draw:end-shape="id23" draw:end-glue-point="6" svg:d="m25959 67611h11208v1h12262" svg:viewBox="0 0 23471 2">
          <text:p/>
        </draw:connector>
        <draw:connector draw:style-name="gr6" draw:text-style-name="P1" draw:layer="layout" svg:x1="25.959cm" svg:y1="73.263cm" svg:x2="59.204cm" svg:y2="73.264cm" draw:start-shape="id20" draw:start-glue-point="1" draw:end-shape="id24" draw:end-glue-point="6" svg:d="m25959 73263h16095v1h17150" svg:viewBox="0 0 33246 2">
          <text:p/>
        </draw:connector>
        <draw:custom-shape draw:style-name="gr4" draw:text-style-name="P4" xml:id="id25" draw:id="id25" draw:layer="layout" svg:width="10.541cm" svg:height="3.175cm" svg:x="48.376cm" svg:y="78.851cm">
          <text:p text:style-name="P1"><text:span text:style-name="T3">Return equation number</text:span></text:p>
          <text:p text:style-name="P1"><text:span text:style-name="T3">(which equation to</text:span></text:p>
          <text:p text:style-name="P1"><text:span text:style-name="T3">return a value fo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25.959cm" svg:y1="80.438cm" svg:x2="49.43cm" svg:y2="80.439cm" draw:start-shape="id21" draw:start-glue-point="1" draw:end-shape="id25" draw:end-glue-point="6" svg:d="m25959 80438h11208v1h12263" svg:viewBox="0 0 23472 2">
          <text:p/>
        </draw:connector>
        <draw:connector draw:style-name="gr6" draw:text-style-name="P1" draw:layer="layout" svg:x1="57.84cm" svg:y1="31.163cm" svg:x2="63.421cm" svg:y2="71.676cm" draw:start-shape="id11" draw:start-glue-point="9" draw:end-shape="id24" draw:end-glue-point="5" svg:d="m57840 31163h5581v40513" svg:viewBox="0 0 5582 40514">
          <text:p/>
        </draw:connector>
        <draw:connector draw:style-name="gr6" draw:text-style-name="P1" draw:layer="layout" svg:x1="57.841cm" svg:y1="45.768cm" svg:x2="63.421cm" svg:y2="71.676cm" draw:start-shape="id26" draw:start-glue-point="9" draw:end-shape="id24" draw:end-glue-point="5" svg:d="m57841 45768h5580v25908" svg:viewBox="0 0 5581 25909">
          <text:p/>
        </draw:connector>
        <draw:connector draw:style-name="gr6" draw:text-style-name="P1" draw:layer="layout" svg:x1="57.843cm" svg:y1="67.612cm" svg:x2="63.421cm" svg:y2="71.676cm" draw:start-shape="id23" draw:start-glue-point="9" draw:end-shape="id24" draw:end-glue-point="5" svg:d="m57843 67612h5578v4064" svg:viewBox="0 0 5579 4065">
          <text:p/>
        </draw:connector>
        <draw:connector draw:style-name="gr6" draw:text-style-name="P1" draw:layer="layout" svg:x1="57.842cm" svg:y1="56.563cm" svg:x2="63.421cm" svg:y2="71.676cm" draw:start-shape="id22" draw:start-glue-point="9" draw:end-shape="id24" draw:end-glue-point="5" svg:d="m57842 56563h5579v15113" svg:viewBox="0 0 5580 15114">
          <text:p/>
        </draw:connector>
        <draw:frame draw:style-name="gr8" draw:layer="layout" svg:width="8.382cm" svg:height="3.302cm" svg:x="49.26cm" svg:y="74.279cm">
          <draw:text-box>
            <text:p>Input coefficient is added</text:p>
            <text:p>to existing value of input coefficients</text:p>
          </draw:text-box>
        </draw:frame>
        <draw:custom-shape draw:style-name="gr4" draw:text-style-name="P4" xml:id="id27" draw:id="id27" draw:layer="layout" svg:width="9.525cm" svg:height="2.794cm" svg:x="47.737cm" svg:y="88.122cm">
          <text:p text:style-name="P1"><text:span text:style-name="T3">Iterate through</text:span></text:p>
          <text:p text:style-name="P1"><text:span text:style-name="T3">each force in set</text:span></text:p>
          <text:p text:style-name="P1"><text:span text:style-name="T3">of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8" draw:id="id28" draw:layer="layout" svg:width="9.525cm" svg:height="2.794cm" svg:x="49.727cm" svg:y="93.075cm">
          <text:p text:style-name="P1"><text:span text:style-name="T3">Iterate through</text:span></text:p>
          <text:p text:style-name="P1"><text:span text:style-name="T3">each order </text:span></text:p>
          <text:p text:style-name="P1"><text:span text:style-name="T3">of derivative in for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52.499cm" svg:y1="90.916cm" svg:x2="54.489cm" svg:y2="93.075cm" draw:start-shape="id27" draw:start-glue-point="2" draw:end-shape="id28" draw:end-glue-point="0" svg:d="m52499 90916v1080h1990v1079" svg:viewBox="0 0 1991 2160">
          <text:p/>
        </draw:connector>
        <draw:custom-shape draw:style-name="gr4" draw:text-style-name="P4" xml:id="id29" draw:id="id29" draw:layer="layout" svg:width="9.525cm" svg:height="2.794cm" svg:x="16.435cm" svg:y="85.328cm">
          <text:p text:style-name="P1"><text:span text:style-name="T3">Get force coeffici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21.196cm" svg:y1="81.835cm" svg:x2="21.197cm" svg:y2="85.328cm" draw:start-shape="id21" draw:start-glue-point="2" draw:end-shape="id29" draw:end-glue-point="0" svg:d="m21196 81835v1747h1v1746" svg:viewBox="0 0 2 3494">
          <text:p/>
        </draw:connector>
        <draw:custom-shape draw:style-name="gr4" draw:text-style-name="P4" xml:id="id30" draw:id="id30" draw:layer="layout" svg:width="9.525cm" svg:height="2.794cm" svg:x="51.128cm" svg:y="98.218cm">
          <text:p text:style-name="P1"><text:span text:style-name="T3">Iterate through each</text:span></text:p>
          <text:p text:style-name="P1"><text:span text:style-name="T3">variable in derivativ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54.489cm" svg:y1="95.869cm" svg:x2="55.89cm" svg:y2="98.218cm" draw:start-shape="id28" draw:start-glue-point="2" draw:end-shape="id30" draw:end-glue-point="0" svg:d="m54489 95869v1175h1401v1174" svg:viewBox="0 0 1402 2350">
          <text:p/>
        </draw:connector>
        <draw:connector draw:style-name="gr6" draw:text-style-name="P1" draw:layer="layout" svg:x1="25.96cm" svg:y1="86.725cm" svg:x2="52.499cm" svg:y2="88.122cm" draw:start-shape="id29" draw:start-glue-point="1" draw:end-shape="id27" draw:end-glue-point="0" svg:d="m25960 86725h26539v1397" svg:viewBox="0 0 26540 1398">
          <text:p/>
        </draw:connector>
        <draw:custom-shape draw:style-name="gr4" draw:text-style-name="P4" xml:id="id31" draw:id="id31" draw:layer="layout" svg:width="9.525cm" svg:height="2.794cm" svg:x="52.562cm" svg:y="103.489cm">
          <text:p text:style-name="P1"><text:span text:style-name="T3">Multiply input coefficient</text:span></text:p>
          <text:p text:style-name="P1"><text:span text:style-name="T3">times variable value</text:span></text:p>
          <text:p text:style-name="P1"><text:span text:style-name="T3">(for order of derivativ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32" draw:id="id32" draw:layer="layout" svg:width="9.525cm" svg:height="2.794cm" svg:x="52.563cm" svg:y="108.569cm">
          <text:p text:style-name="P1"><text:span text:style-name="T3">Add Result to Outpu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1" xml:id="id33" draw:id="id33" draw:layer="layout" svg:width="2.286cm" svg:height="2.286cm" svg:x="56.182cm" svg:y="113.77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" xml:id="id34" draw:id="id34" draw:layer="layout" svg:width="2.286cm" svg:height="2.286cm" svg:x="54.747cm" svg:y="117.8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" xml:id="id35" draw:id="id35" draw:layer="layout" svg:width="2.286cm" svg:height="2.286cm" svg:x="53.346cm" svg:y="121.39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6" draw:text-style-name="P1" draw:layer="layout" svg:x1="55.89cm" svg:y1="101.012cm" svg:x2="57.324cm" svg:y2="103.489cm" draw:start-shape="id30" draw:start-glue-point="2" draw:end-shape="id31" draw:end-glue-point="0" svg:d="m55890 101012v1239h1434v1238" svg:viewBox="0 0 1435 2478">
          <text:p/>
        </draw:connector>
        <draw:connector draw:style-name="gr6" draw:text-style-name="P1" draw:layer="layout" svg:x1="57.324cm" svg:y1="106.283cm" svg:x2="57.325cm" svg:y2="108.569cm" draw:start-shape="id31" draw:start-glue-point="2" draw:end-shape="id32" draw:end-glue-point="0" svg:d="m57324 106283v1144h1v1142" svg:viewBox="0 0 2 2287">
          <text:p/>
        </draw:connector>
        <draw:connector draw:style-name="gr6" draw:text-style-name="P1" draw:layer="layout" svg:x1="57.325cm" svg:y1="111.363cm" svg:x2="57.325cm" svg:y2="113.776cm" draw:start-shape="id32" draw:start-glue-point="2" draw:end-shape="id33" draw:end-glue-point="4" svg:d="m57325 111363v2413" svg:viewBox="0 0 1 2414">
          <text:p/>
        </draw:connector>
        <draw:connector draw:style-name="gr6" draw:text-style-name="P1" draw:layer="layout" draw:line-skew="2.076cm" svg:x1="58.468cm" svg:y1="114.919cm" svg:x2="60.653cm" svg:y2="99.615cm" draw:start-shape="id33" draw:start-glue-point="10" draw:end-shape="id30" svg:d="m58468 114919h4762v-15304h-2577" svg:viewBox="0 0 4763 15305">
          <text:p/>
        </draw:connector>
        <draw:connector draw:style-name="gr6" draw:text-style-name="P1" draw:layer="layout" draw:line-skew="4.874cm" svg:x1="57.033cm" svg:y1="118.983cm" svg:x2="59.252cm" svg:y2="94.472cm" draw:start-shape="id34" draw:start-glue-point="10" draw:end-shape="id28" draw:end-glue-point="1" svg:d="m57033 118983h7594v-24511h-5375" svg:viewBox="0 0 7595 24512">
          <text:p/>
        </draw:connector>
        <draw:connector draw:style-name="gr6" draw:text-style-name="P1" draw:layer="layout" draw:line-skew="8.261cm" svg:x1="55.632cm" svg:y1="122.539cm" svg:x2="57.262cm" svg:y2="89.519cm" draw:start-shape="id35" draw:start-glue-point="10" draw:end-shape="id27" draw:end-glue-point="1" svg:d="m55632 122539h10392v-33020h-8762" svg:viewBox="0 0 10393 33021">
          <text:p/>
        </draw:connector>
        <draw:connector draw:style-name="gr6" draw:text-style-name="P1" draw:layer="layout" svg:x1="57.325cm" svg:y1="116.062cm" svg:x2="55.89cm" svg:y2="117.84cm" draw:start-shape="id33" draw:start-glue-point="8" draw:end-shape="id34" draw:end-glue-point="4" svg:d="m57325 116062v890h-1435v888" svg:viewBox="0 0 1436 1779">
          <text:p/>
        </draw:connector>
        <draw:connector draw:style-name="gr6" draw:text-style-name="P1" draw:layer="layout" svg:x1="55.89cm" svg:y1="120.126cm" svg:x2="54.489cm" svg:y2="121.396cm" draw:start-shape="id34" draw:start-glue-point="8" draw:end-shape="id35" draw:end-glue-point="4" svg:d="m55890 120126v636h-1401v634" svg:viewBox="0 0 1402 1271">
          <text:p/>
        </draw:connector>
        <draw:custom-shape draw:style-name="gr4" draw:text-style-name="P4" xml:id="id36" draw:id="id36" draw:layer="layout" svg:width="9.525cm" svg:height="2.794cm" svg:x="47.737cm" svg:y="126.222cm">
          <text:p text:style-name="P1"><text:span text:style-name="T3">Return output</text:span></text:p>
          <text:p text:style-name="P1"><text:span text:style-name="T3">as Complex 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54.489cm" svg:y1="123.682cm" svg:x2="52.499cm" svg:y2="126.222cm" draw:start-shape="id35" draw:start-glue-point="8" draw:end-shape="id36" draw:end-glue-point="0" svg:d="m54489 123682v1271h-1990v1269" svg:viewBox="0 0 1991 2541">
          <text:p/>
        </draw:connector>
        <draw:connector draw:style-name="gr6" draw:text-style-name="P1" draw:layer="layout" draw:line-skew="-20.701cm 14.484cm" svg:x1="53.647cm" svg:y1="82.026cm" svg:x2="57.262cm" svg:y2="127.619cm" draw:start-shape="id25" draw:start-glue-point="8" draw:end-shape="id36" draw:end-glue-point="1" svg:d="m53647 82026v1397h18600v44196h-14985" svg:viewBox="0 0 18601 45594">
          <text:p/>
        </draw:connector>
        <draw:custom-shape draw:style-name="gr4" draw:text-style-name="P4" xml:id="id40" draw:id="id40" draw:layer="layout" svg:width="9.525cm" svg:height="2.794cm" svg:x="16.436cm" svg:y="134.069cm">
          <text:p text:style-name="P1"><text:span text:style-name="T3">Reset and clear</text:span></text:p>
          <text:p text:style-name="P1"><text:span text:style-name="T3">all valu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37" draw:id="id37" draw:layer="layout" svg:width="9.525cm" svg:height="2.794cm" svg:x="47.737cm" svg:y="134.069cm">
          <text:p text:style-name="P1">Reset Internal</text:p>
          <text:p text:style-name="P1">Variabl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38" draw:id="id38" draw:layer="layout" svg:width="10.541cm" svg:height="3.175cm" svg:x="59.674cm" svg:y="139.784cm">
          <text:p text:style-name="P1">All Input </text:p>
          <text:p text:style-name="P1">Coefficients = 0</text:p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39" draw:id="id39" draw:layer="layout" svg:width="10.541cm" svg:height="3.175cm" svg:x="71.485cm" svg:y="140.038cm">
          <text:p text:style-name="P1">All Variable</text:p>
          <text:p text:style-name="P1">Values =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57.262cm" svg:y1="135.466cm" svg:x2="64.945cm" svg:y2="139.784cm" draw:start-shape="id37" draw:start-glue-point="1" draw:end-shape="id38" draw:end-glue-point="5" svg:d="m57262 135466h7683v4318" svg:viewBox="0 0 7684 4319">
          <text:p/>
        </draw:connector>
        <draw:connector draw:style-name="gr6" draw:text-style-name="P1" draw:layer="layout" svg:x1="57.262cm" svg:y1="135.466cm" svg:x2="76.756cm" svg:y2="140.038cm" draw:start-shape="id37" draw:start-glue-point="1" draw:end-shape="id39" draw:end-glue-point="5" svg:d="m57262 135466h19494v4572" svg:viewBox="0 0 19495 4573">
          <text:p/>
        </draw:connector>
        <draw:connector draw:style-name="gr6" draw:text-style-name="P1" draw:layer="layout" svg:x1="25.961cm" svg:y1="135.466cm" svg:x2="47.737cm" svg:y2="135.466cm" draw:start-shape="id40" draw:start-glue-point="1" draw:end-shape="id37" draw:end-glue-point="3" svg:d="m25961 135466h21776" svg:viewBox="0 0 21777 1">
          <text:p/>
        </draw:connector>
        <draw:custom-shape draw:style-name="gr5" draw:text-style-name="P4" xml:id="id41" draw:id="id41" draw:layer="layout" svg:width="12.954cm" svg:height="6.096cm" svg:x="121.015cm" svg:y="140.319cm">
          <text:p text:style-name="P1"><text:span text:style-name="T3">Set value of force coefficient</text:span></text:p>
          <text:p text:style-name="P1"><text:span text:style-name="T3">(Complex Number)</text:span></text:p>
          <text:p text:style-name="P1"><text:span text:style-name="T3">for given force type, force in set ,</text:span></text:p>
          <text:p text:style-name="P1"><text:span text:style-name="T3">order of derivative, equation</text:span></text:p>
          <text:p text:style-name="P1"><text:span text:style-name="T3">number, and variable</text:span></text:p>
          <text:p text:style-name="P1"><text:span text:style-name="T3">number.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line-skew="-3.493cm" svg:x1="52.499cm" svg:y1="129.016cm" svg:x2="127.492cm" svg:y2="140.319cm" draw:start-shape="id36" draw:start-glue-point="2" draw:end-shape="id41" draw:end-glue-point="0" svg:d="m52499 129016v2159h74993v9144" svg:viewBox="0 0 74994 11304">
          <text:p/>
        </draw:connector>
        <draw:connector draw:style-name="gr6" draw:text-style-name="P1" draw:layer="layout" svg:x1="57.844cm" svg:y1="80.439cm" svg:x2="127.492cm" svg:y2="140.319cm" draw:start-shape="id25" draw:start-glue-point="9" draw:end-shape="id41" draw:end-glue-point="0" svg:d="m57844 80439h69648v59880" svg:viewBox="0 0 69649 59881">
          <text:p/>
        </draw:connector>
        <draw:connector draw:style-name="gr6" draw:text-style-name="P1" draw:layer="layout" draw:line-skew="-34.671cm" svg:x1="53.646cm" svg:y1="69.199cm" svg:x2="127.492cm" svg:y2="140.319cm" draw:start-shape="id23" draw:start-glue-point="8" draw:end-shape="id41" draw:end-glue-point="0" svg:d="m53646 69199v889h73846v70231" svg:viewBox="0 0 73847 71121">
          <text:p/>
        </draw:connector>
        <draw:connector draw:style-name="gr6" draw:text-style-name="P1" draw:layer="layout" draw:line-skew="-44.069cm" svg:x1="53.644cm" svg:y1="47.355cm" svg:x2="127.492cm" svg:y2="140.319cm" draw:start-shape="id26" draw:start-glue-point="8" draw:end-shape="id41" draw:end-glue-point="0" svg:d="m53644 47355v2413h73848v90551" svg:viewBox="0 0 73849 92965">
          <text:p/>
        </draw:connector>
        <draw:connector draw:style-name="gr6" draw:text-style-name="P1" draw:layer="layout" draw:line-skew="-46.165cm" svg:x1="53.643cm" svg:y1="32.75cm" svg:x2="127.492cm" svg:y2="140.319cm" draw:start-shape="id11" draw:start-glue-point="8" draw:end-shape="id41" draw:end-glue-point="0" svg:d="m53643 32750v7620h73849v99949" svg:viewBox="0 0 73850 107570">
          <text:p/>
        </draw:connector>
        <draw:connector draw:style-name="gr6" draw:text-style-name="P1" draw:layer="layout" svg:x1="21.253cm" svg:y1="35.925cm" svg:x2="127.492cm" svg:y2="140.319cm" draw:start-shape="id13" draw:start-glue-point="1" draw:end-shape="id41" draw:end-glue-point="0" svg:d="m21253 35925h106239v104394" svg:viewBox="0 0 106240 104395">
          <text:p/>
        </draw:connector>
        <draw:custom-shape draw:style-name="gr9" draw:text-style-name="P1" xml:id="id42" draw:id="id42" draw:layer="layout" svg:width="2.667cm" svg:height="2.667cm" svg:x="19.865cm" svg:y="141.31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43" draw:id="id43" draw:layer="layout" svg:width="2.667cm" svg:height="2.667cm" svg:x="18.661cm" svg:y="146.03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44" draw:id="id44" draw:layer="layout" svg:width="2.667cm" svg:height="2.667cm" svg:x="16.258cm" svg:y="150.7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45" draw:id="id45" draw:layer="layout" svg:width="2.667cm" svg:height="2.667cm" svg:x="15.157cm" svg:y="154.95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46" draw:id="id46" draw:layer="layout" svg:width="2.667cm" svg:height="2.667cm" svg:x="14.018cm" svg:y="159.62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21.198cm" svg:y1="136.863cm" svg:x2="21.199cm" svg:y2="141.319cm" draw:start-shape="id40" draw:start-glue-point="2" draw:end-shape="id42" draw:end-glue-point="4" svg:d="m21198 136863v2228h1v2228" svg:viewBox="0 0 2 4457">
          <text:p/>
        </draw:connector>
        <draw:connector draw:style-name="gr6" draw:text-style-name="P1" draw:layer="layout" svg:x1="21.197cm" svg:y1="88.122cm" svg:x2="21.198cm" svg:y2="134.069cm" draw:start-shape="id29" draw:start-glue-point="2" draw:end-shape="id40" draw:end-glue-point="0" svg:d="m21197 88122v22974h1v22973" svg:viewBox="0 0 2 45948">
          <text:p/>
        </draw:connector>
        <draw:connector draw:style-name="gr6" draw:text-style-name="P1" draw:layer="layout" draw:line-skew="-1.03cm" svg:x1="19.865cm" svg:y1="142.653cm" svg:x2="15.232cm" svg:y2="62.214cm" draw:start-shape="id42" draw:start-glue-point="5" draw:end-shape="id18" draw:end-glue-point="3" svg:d="m19865 142653h-6165v-80439h1532" svg:viewBox="0 0 6166 80440">
          <text:p/>
        </draw:connector>
        <draw:connector draw:style-name="gr6" draw:text-style-name="P1" draw:layer="layout" svg:x1="21.199cm" svg:y1="143.986cm" svg:x2="19.995cm" svg:y2="146.034cm" draw:start-shape="id42" draw:start-glue-point="6" draw:end-shape="id43" draw:end-glue-point="4" svg:d="m21199 143986v1024h-1204v1024" svg:viewBox="0 0 1205 2049">
          <text:p/>
        </draw:connector>
        <draw:connector draw:style-name="gr6" draw:text-style-name="P1" draw:layer="layout" svg:x1="19.995cm" svg:y1="148.701cm" svg:x2="17.592cm" svg:y2="150.733cm" draw:start-shape="id43" draw:start-glue-point="6" draw:end-shape="id44" draw:end-glue-point="4" svg:d="m19995 148701v1016h-2403v1016" svg:viewBox="0 0 2404 2033">
          <text:p/>
        </draw:connector>
        <draw:connector draw:style-name="gr6" draw:text-style-name="P1" draw:layer="layout" svg:x1="17.592cm" svg:y1="153.4cm" svg:x2="16.491cm" svg:y2="154.956cm" draw:start-shape="id44" draw:start-glue-point="6" draw:end-shape="id45" draw:end-glue-point="4" svg:d="m17592 153400v778h-1101v778" svg:viewBox="0 0 1102 1557">
          <text:p/>
        </draw:connector>
        <draw:connector draw:style-name="gr6" draw:text-style-name="P1" draw:layer="layout" svg:x1="16.491cm" svg:y1="157.623cm" svg:x2="15.351cm" svg:y2="159.623cm" draw:start-shape="id45" draw:start-glue-point="6" draw:end-shape="id46" svg:d="m16491 157623v1000h-1140v1000" svg:viewBox="0 0 1141 2001">
          <text:p/>
        </draw:connector>
        <draw:connector draw:style-name="gr6" draw:text-style-name="P1" draw:layer="layout" draw:line-skew="-2.299cm" svg:x1="18.661cm" svg:y1="147.368cm" svg:x2="15.231cm" svg:y2="56.562cm" draw:start-shape="id43" draw:start-glue-point="5" draw:end-shape="id17" draw:end-glue-point="3" svg:d="m18661 147368h-6231v-90806h2801" svg:viewBox="0 0 6232 90807">
          <text:p/>
        </draw:connector>
        <draw:connector draw:style-name="gr6" draw:text-style-name="P1" draw:layer="layout" draw:line-skew="-1.421cm" svg:x1="16.258cm" svg:y1="152.067cm" svg:x2="12.829cm" svg:y2="40.878cm" draw:start-shape="id44" draw:start-glue-point="5" draw:end-shape="id14" svg:d="m16258 152067h-5352v-111189h1923" svg:viewBox="0 0 5353 111190">
          <text:p/>
        </draw:connector>
        <draw:connector draw:style-name="gr6" draw:text-style-name="P1" draw:layer="layout" draw:line-skew="-2.352cm" svg:x1="15.157cm" svg:y1="156.29cm" svg:x2="11.728cm" svg:y2="35.925cm" draw:start-shape="id45" draw:start-glue-point="5" draw:end-shape="id13" svg:d="m15157 156290h-6283v-120365h2854" svg:viewBox="0 0 6284 120366">
          <text:p/>
        </draw:connector>
        <draw:connector draw:style-name="gr6" draw:text-style-name="P1" draw:layer="layout" draw:line-skew="-4.007cm" svg:x1="14.018cm" svg:y1="160.957cm" svg:x2="10.843cm" svg:y2="25.003cm" draw:start-shape="id46" draw:start-glue-point="5" draw:end-shape="id12" svg:d="m14018 160957h-7684v-135954h4509" svg:viewBox="0 0 7685 135955">
          <text:p/>
        </draw:connector>
        <draw:connector draw:style-name="gr6" draw:text-style-name="P1" draw:layer="layout" svg:x1="15.605cm" svg:y1="19.542cm" svg:x2="15.605cm" svg:y2="23.606cm" draw:start-shape="id47" draw:start-glue-point="8" draw:end-shape="id12" draw:end-glue-point="0" svg:d="m15605 19542v4064" svg:viewBox="0 0 1 4065">
          <text:p/>
        </draw:connector>
        <draw:connector draw:style-name="gr10" draw:text-style-name="P1" draw:layer="layout" draw:line-skew="6.992cm" svg:x1="67.618cm" svg:y1="73.264cm" svg:x2="62.087cm" svg:y2="104.886cm" draw:start-shape="id24" draw:start-glue-point="9" draw:end-shape="id31" draw:end-glue-point="1" svg:d="m67618 73264h8566v31622h-14097" svg:viewBox="0 0 14098 31623">
          <text:p/>
        </draw:connector>
        <draw:custom-shape draw:style-name="gr4" draw:text-style-name="P4" xml:id="id48" draw:id="id48" draw:layer="layout" svg:width="10.16cm" svg:height="2.159cm" svg:x="10.271cm" svg:y="167.243cm">
          <text:p text:style-name="P4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1" draw:layer="layout" svg:x1="15.352cm" svg:y1="162.29cm" svg:x2="15.351cm" svg:y2="167.243cm" draw:start-shape="id46" draw:start-glue-point="6" draw:end-shape="id48" draw:end-glue-point="4" svg:d="m15352 162290v2476h-1v2477" svg:viewBox="0 0 2 4954">
          <text:p/>
        </draw:connector>
      </draw:page>
      <draw:page draw:name="page3" draw:style-name="dp1" draw:master-page-name="Default">
        <draw:frame draw:style-name="gr1" draw:text-style-name="P2" draw:layer="layout" svg:width="124.841cm" svg:height="7.997cm" svg:x="13.954cm" svg:y="2.397cm">
          <draw:text-box>
            <text:p text:style-name="P5"><text:span text:style-name="T1">Motion Model Flowchart – Force Results (Outside Current Scope)</text:span></text:p>
          </draw:text-box>
        </draw:frame>
        <draw:line draw:style-name="gr2" draw:text-style-name="P1" draw:layer="layout" svg:x1="41.513cm" svg:y1="8.493cm" svg:x2="41.513cm" svg:y2="209.788cm">
          <text:p/>
        </draw:line>
        <draw:frame draw:style-name="gr3" draw:text-style-name="P3" draw:layer="layout" svg:width="32.893cm" svg:height="6.981cm" svg:x="4.937cm" svg:y="8.62cm">
          <draw:text-box>
            <text:p text:style-name="P6"><text:span text:style-name="T2">Scope: <text:s/>Data Body</text:span></text:p>
            <text:p text:style-name="P6"><text:span text:style-name="T2">Object</text:span></text:p>
          </draw:text-box>
        </draw:frame>
        <draw:frame draw:style-name="gr3" draw:text-style-name="P3" draw:layer="layout" svg:width="32.893cm" svg:height="6.981cm" svg:x="59.674cm" svg:y="8.621cm">
          <draw:text-box>
            <text:p text:style-name="P6"><text:span text:style-name="T2">Scope: <text:s/>Internal to </text:span></text:p>
            <text:p text:style-name="P6"><text:span text:style-name="T2">Motion Model Class</text:span></text:p>
          </draw:text-box>
        </draw:frame>
        <draw:custom-shape draw:style-name="gr5" draw:text-style-name="P4" draw:layer="layout" svg:width="9.525cm" svg:height="2.794cm" svg:x="120.38cm" svg:y="29.067cm">
          <text:p text:style-name="P4"><text:span text:style-name="T3">Define new Body Object</text:span></text:p>
          <text:p text:style-name="P4"><text:span text:style-name="T3">Create Matrices of</text:span></text:p>
          <text:p text:style-name="P4"><text:span text:style-name="T3">Complex Variables</text:span></text:p>
          <text:p text:style-name="P4"><text:span text:style-name="T3">&lt;N&gt;x&lt;N&gt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106.537cm" svg:y1="8.366cm" svg:x2="106.537cm" svg:y2="209.661cm">
          <text:p/>
        </draw:line>
        <draw:frame draw:style-name="gr3" draw:text-style-name="P3" draw:layer="layout" svg:width="32.893cm" svg:height="6.981cm" svg:x="110.347cm" svg:y="8.621cm">
          <draw:text-box>
            <text:p text:style-name="P6"><text:span text:style-name="T2">Scope: <text:s/>Matrix Body</text:span></text:p>
            <text:p text:style-name="P6"><text:span text:style-name="T2">Object</text:span></text:p>
          </draw:text-box>
        </draw:frame>
        <draw:custom-shape draw:style-name="gr4" draw:text-style-name="P4" xml:id="id78" draw:id="id78" draw:layer="layout" svg:width="10.16cm" svg:height="2.159cm" svg:x="10.525cm" svg:y="17.383cm">
          <text:p text:style-name="P4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xml:id="id49" draw:id="id49" draw:layer="layout" svg:width="9.525cm" svg:height="2.794cm" svg:x="11.727cm" svg:y="29.765cm">
          <text:p text:style-name="P4"><text:span text:style-name="T3">Select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7" draw:text-style-name="P7" draw:layer="layout" svg:width="9.271cm" svg:height="6.223cm" svg:x="22.463cm" svg:y="22.336cm">
          <draw:text-box>
            <text:p text:style-name="P7">Options for Force Types:</text:p>
            <text:p text:style-name="P7">1. <text:s/>Mass Matrix</text:p>
            <text:p text:style-name="P7">2. <text:s/>Hydro Reactive Force</text:p>
            <text:p text:style-name="P7">3. <text:s/>User Reactive Force</text:p>
            <text:p text:style-name="P7">4. <text:s/>Hydro Cross-Body Force</text:p>
            <text:p text:style-name="P7">5. <text:s/>User Cross-Body Force</text:p>
            <text:p text:style-name="P7">6. <text:s/>Hydro Active Force</text:p>
            <text:p text:style-name="P7">7. <text:s/>User Active Force</text:p>
          </draw:text-box>
        </draw:frame>
        <draw:custom-shape draw:style-name="gr4" draw:text-style-name="P4" xml:id="id50" draw:id="id50" draw:layer="layout" svg:width="10.541cm" svg:height="3.175cm" svg:x="48.372cm" svg:y="29.575cm">
          <text:p text:style-name="P4"><text:span text:style-name="T3">Force Typ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52" draw:id="id52" draw:layer="layout" svg:width="9.525cm" svg:height="2.794cm" svg:x="11.728cm" svg:y="34.528cm">
          <text:p text:style-name="P4"><text:span text:style-name="T3">Iterate through</text:span></text:p>
          <text:p text:style-name="P4"><text:span text:style-name="T3">each force in set</text:span></text:p>
          <text:p text:style-name="P4"><text:span text:style-name="T3">of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3" draw:id="id53" draw:layer="layout" svg:width="9.525cm" svg:height="2.794cm" svg:x="12.829cm" svg:y="39.481cm">
          <text:p text:style-name="P4"><text:span text:style-name="T3">Iterate through</text:span></text:p>
          <text:p text:style-name="P4"><text:span text:style-name="T3">each order </text:span></text:p>
          <text:p text:style-name="P4"><text:span text:style-name="T3">of derivative in for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5" draw:id="id55" draw:layer="layout" svg:width="9.525cm" svg:height="2.794cm" svg:x="14.03cm" svg:y="49.641cm">
          <text:p text:style-name="P4"><text:span text:style-name="T3">Iterate through</text:span></text:p>
          <text:p text:style-name="P4"><text:span text:style-name="T3">each equa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21.252cm" svg:y1="31.162cm" svg:x2="49.426cm" svg:y2="31.163cm" draw:start-shape="id49" draw:start-glue-point="1" draw:end-shape="id50" draw:end-glue-point="6" svg:d="m21252 31162h13560v1h14614" svg:viewBox="0 0 28175 2">
          <text:p/>
        </draw:connector>
        <draw:custom-shape draw:style-name="gr4" draw:text-style-name="P4" xml:id="id51" draw:id="id51" draw:layer="layout" svg:width="9.525cm" svg:height="2.794cm" svg:x="10.843cm" svg:y="23.606cm">
          <text:p text:style-name="P4"><text:span text:style-name="T3">Iterate through</text:span></text:p>
          <text:p text:style-name="P4"><text:span text:style-name="T3">each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5.605cm" svg:y1="26.4cm" svg:x2="16.489cm" svg:y2="29.765cm" draw:start-shape="id51" draw:start-glue-point="2" draw:end-shape="id49" draw:end-glue-point="0" svg:d="m15605 26400v1683h884v1682" svg:viewBox="0 0 885 3366">
          <text:p/>
        </draw:connector>
        <draw:connector draw:style-name="gr6" draw:text-style-name="P1" draw:layer="layout" svg:x1="16.489cm" svg:y1="32.559cm" svg:x2="16.49cm" svg:y2="34.528cm" draw:start-shape="id49" draw:start-glue-point="2" draw:end-shape="id52" draw:end-glue-point="0" svg:d="m16489 32559v985h1v984" svg:viewBox="0 0 2 1970">
          <text:p/>
        </draw:connector>
        <draw:custom-shape draw:style-name="gr4" draw:text-style-name="P4" xml:id="id54" draw:id="id54" draw:layer="layout" svg:width="9.525cm" svg:height="2.794cm" svg:x="14.031cm" svg:y="44.688cm">
          <text:p text:style-name="P4"><text:span text:style-name="T3">Set order</text:span></text:p>
          <text:p text:style-name="P4"><text:span text:style-name="T3">of derivativ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63" draw:id="id63" draw:layer="layout" svg:width="10.541cm" svg:height="3.175cm" svg:x="48.373cm" svg:y="44.18cm">
          <text:p text:style-name="P4"><text:span text:style-name="T3">Derivative Order</text:span></text:p>
          <text:p text:style-name="P4"><text:span text:style-name="T3">(Intege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56" draw:id="id56" draw:layer="layout" svg:width="9.525cm" svg:height="2.794cm" svg:x="15.231cm" svg:y="55.165cm">
          <text:p text:style-name="P4"><text:span text:style-name="T3">Set equation 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7" draw:id="id57" draw:layer="layout" svg:width="9.525cm" svg:height="2.794cm" svg:x="15.232cm" svg:y="60.817cm">
          <text:p text:style-name="P4"><text:span text:style-name="T3">Iterate through</text:span></text:p>
          <text:p text:style-name="P4"><text:span text:style-name="T3">each variabl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8" draw:id="id58" draw:layer="layout" svg:width="9.525cm" svg:height="2.794cm" svg:x="16.434cm" svg:y="66.214cm">
          <text:p text:style-name="P4"><text:span text:style-name="T3">Set variable</text:span></text:p>
          <text:p text:style-name="P4"><text:span text:style-name="T3">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9" draw:id="id59" draw:layer="layout" svg:width="9.525cm" svg:height="2.794cm" svg:x="16.434cm" svg:y="71.866cm">
          <text:p text:style-name="P4"><text:span text:style-name="T3">Set value of </text:span></text:p>
          <text:p text:style-name="P4"><text:span text:style-name="T3">input coeffici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6.49cm" svg:y1="37.322cm" svg:x2="17.591cm" svg:y2="39.481cm" draw:start-shape="id52" draw:start-glue-point="2" draw:end-shape="id53" draw:end-glue-point="0" svg:d="m16490 37322v1080h1101v1079" svg:viewBox="0 0 1102 2160">
          <text:p/>
        </draw:connector>
        <draw:connector draw:style-name="gr6" draw:text-style-name="P1" draw:layer="layout" svg:x1="17.591cm" svg:y1="42.275cm" svg:x2="18.793cm" svg:y2="44.688cm" draw:start-shape="id53" draw:start-glue-point="2" draw:end-shape="id54" draw:end-glue-point="0" svg:d="m17591 42275v1207h1202v1206" svg:viewBox="0 0 1203 2414">
          <text:p/>
        </draw:connector>
        <draw:connector draw:style-name="gr6" draw:text-style-name="P1" draw:layer="layout" svg:x1="18.793cm" svg:y1="47.482cm" svg:x2="18.792cm" svg:y2="49.641cm" draw:start-shape="id54" draw:start-glue-point="2" draw:end-shape="id55" draw:end-glue-point="0" svg:d="m18793 47482v1080h-1v1079" svg:viewBox="0 0 2 2160">
          <text:p/>
        </draw:connector>
        <draw:connector draw:style-name="gr6" draw:text-style-name="P1" draw:layer="layout" svg:x1="18.792cm" svg:y1="52.435cm" svg:x2="19.993cm" svg:y2="55.165cm" draw:start-shape="id55" draw:start-glue-point="2" draw:end-shape="id56" svg:d="m18792 52435v1366h1201v1364" svg:viewBox="0 0 1202 2731">
          <text:p/>
        </draw:connector>
        <draw:connector draw:style-name="gr6" draw:text-style-name="P1" draw:layer="layout" svg:x1="19.993cm" svg:y1="57.959cm" svg:x2="19.994cm" svg:y2="60.817cm" draw:start-shape="id56" draw:start-glue-point="2" draw:end-shape="id57" draw:end-glue-point="0" svg:d="m19993 57959v1430h1v1428" svg:viewBox="0 0 2 2859">
          <text:p/>
        </draw:connector>
        <draw:connector draw:style-name="gr6" draw:text-style-name="P1" draw:layer="layout" svg:x1="19.994cm" svg:y1="63.611cm" svg:x2="21.196cm" svg:y2="66.214cm" draw:start-shape="id57" draw:start-glue-point="2" draw:end-shape="id58" draw:end-glue-point="0" svg:d="m19994 63611v1302h1202v1301" svg:viewBox="0 0 1203 2604">
          <text:p/>
        </draw:connector>
        <draw:connector draw:style-name="gr6" draw:text-style-name="P1" draw:layer="layout" svg:x1="21.196cm" svg:y1="69.008cm" svg:x2="21.196cm" svg:y2="71.866cm" draw:start-shape="id58" draw:start-glue-point="2" draw:end-shape="id59" draw:end-glue-point="0" svg:d="m21196 69008v2858" svg:viewBox="0 0 1 2859">
          <text:p/>
        </draw:connector>
        <draw:custom-shape draw:style-name="gr4" draw:text-style-name="P4" xml:id="id60" draw:id="id60" draw:layer="layout" svg:width="10.541cm" svg:height="3.175cm" svg:x="48.374cm" svg:y="54.975cm">
          <text:p text:style-name="P4"><text:span text:style-name="T3">Equation Number</text:span></text:p>
          <text:p text:style-name="P4"><text:span text:style-name="T3">(Intege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61" draw:id="id61" draw:layer="layout" svg:width="10.541cm" svg:height="3.175cm" svg:x="48.375cm" svg:y="66.024cm">
          <text:p text:style-name="P4"><text:span text:style-name="T3">Variable Number</text:span></text:p>
          <text:p text:style-name="P4"><text:span text:style-name="T3">(Intege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62" draw:id="id62" draw:layer="layout" svg:width="10.541cm" svg:height="3.175cm" svg:x="58.15cm" svg:y="71.676cm">
          <text:p text:style-name="P4"><text:span text:style-name="T3">Input Coefficient</text:span></text:p>
          <text:p text:style-name="P4"><text:span text:style-name="T3">(Double)</text:span></text:p>
          <text:p text:style-name="P4"><text:span text:style-name="T3">(Index from other valu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24.756cm" svg:y1="56.562cm" svg:x2="49.428cm" svg:y2="56.563cm" draw:start-shape="id56" draw:start-glue-point="1" draw:end-shape="id60" draw:end-glue-point="6" svg:d="m24756 56562h11809v1h12863" svg:viewBox="0 0 24673 2">
          <text:p/>
        </draw:connector>
        <draw:connector draw:style-name="gr6" draw:text-style-name="P1" draw:layer="layout" svg:x1="25.959cm" svg:y1="67.611cm" svg:x2="49.429cm" svg:y2="67.612cm" draw:start-shape="id58" draw:start-glue-point="1" draw:end-shape="id61" draw:end-glue-point="6" svg:d="m25959 67611h11208v1h12262" svg:viewBox="0 0 23471 2">
          <text:p/>
        </draw:connector>
        <draw:connector draw:style-name="gr6" draw:text-style-name="P1" draw:layer="layout" svg:x1="25.959cm" svg:y1="73.263cm" svg:x2="59.204cm" svg:y2="73.264cm" draw:start-shape="id59" draw:start-glue-point="1" draw:end-shape="id62" draw:end-glue-point="6" svg:d="m25959 73263h16095v1h17150" svg:viewBox="0 0 33246 2">
          <text:p/>
        </draw:connector>
        <draw:custom-shape draw:style-name="gr4" draw:text-style-name="P4" xml:id="id73" draw:id="id73" draw:layer="layout" svg:width="10.541cm" svg:height="3.175cm" svg:x="48.376cm" svg:y="124.19cm">
          <text:p text:style-name="P4"><text:span text:style-name="T3">Return equation number</text:span></text:p>
          <text:p text:style-name="P4"><text:span text:style-name="T3">(which equation to</text:span></text:p>
          <text:p text:style-name="P4"><text:span text:style-name="T3">return a value fo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57.84cm" svg:y1="31.163cm" svg:x2="63.421cm" svg:y2="71.676cm" draw:start-shape="id50" draw:start-glue-point="9" draw:end-shape="id62" draw:end-glue-point="5" svg:d="m57840 31163h5581v40513" svg:viewBox="0 0 5582 40514">
          <text:p/>
        </draw:connector>
        <draw:connector draw:style-name="gr6" draw:text-style-name="P1" draw:layer="layout" svg:x1="57.841cm" svg:y1="45.768cm" svg:x2="63.421cm" svg:y2="71.676cm" draw:start-shape="id63" draw:start-glue-point="9" draw:end-shape="id62" draw:end-glue-point="5" svg:d="m57841 45768h5580v25908" svg:viewBox="0 0 5581 25909">
          <text:p/>
        </draw:connector>
        <draw:connector draw:style-name="gr6" draw:text-style-name="P1" draw:layer="layout" svg:x1="57.843cm" svg:y1="67.612cm" svg:x2="63.421cm" svg:y2="71.676cm" draw:start-shape="id61" draw:start-glue-point="9" draw:end-shape="id62" draw:end-glue-point="5" svg:d="m57843 67612h5578v4064" svg:viewBox="0 0 5579 4065">
          <text:p/>
        </draw:connector>
        <draw:connector draw:style-name="gr6" draw:text-style-name="P1" draw:layer="layout" svg:x1="57.842cm" svg:y1="56.563cm" svg:x2="63.421cm" svg:y2="71.676cm" draw:start-shape="id60" draw:start-glue-point="9" draw:end-shape="id62" draw:end-glue-point="5" svg:d="m57842 56563h5579v15113" svg:viewBox="0 0 5580 15114">
          <text:p/>
        </draw:connector>
        <draw:frame draw:style-name="gr8" draw:text-style-name="P7" draw:layer="layout" svg:width="8.382cm" svg:height="3.302cm" svg:x="58.785cm" svg:y="77.454cm">
          <draw:text-box>
            <text:p text:style-name="P7">Input coefficient is added</text:p>
            <text:p text:style-name="P7">to existing value of input coefficients</text:p>
          </draw:text-box>
        </draw:frame>
        <draw:custom-shape draw:style-name="gr4" draw:text-style-name="P4" xml:id="id64" draw:id="id64" draw:layer="layout" svg:width="9.525cm" svg:height="2.794cm" svg:x="47.737cm" svg:y="131.81cm">
          <text:p text:style-name="P4"><text:span text:style-name="T3">Iterate through</text:span></text:p>
          <text:p text:style-name="P4"><text:span text:style-name="T3">each force in set</text:span></text:p>
          <text:p text:style-name="P4"><text:span text:style-name="T3">of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65" draw:id="id65" draw:layer="layout" svg:width="9.525cm" svg:height="2.794cm" svg:x="49.727cm" svg:y="136.763cm">
          <text:p text:style-name="P4"><text:span text:style-name="T3">Iterate through</text:span></text:p>
          <text:p text:style-name="P4"><text:span text:style-name="T3">each order </text:span></text:p>
          <text:p text:style-name="P4"><text:span text:style-name="T3">of derivative in for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52.499cm" svg:y1="134.604cm" svg:x2="54.489cm" svg:y2="136.763cm" draw:start-shape="id64" draw:start-glue-point="2" draw:end-shape="id65" draw:end-glue-point="0" svg:d="m52499 134604v1080h1990v1079" svg:viewBox="0 0 1991 2160">
          <text:p/>
        </draw:connector>
        <draw:custom-shape draw:style-name="gr4" draw:text-style-name="P4" xml:id="id66" draw:id="id66" draw:layer="layout" svg:width="9.525cm" svg:height="2.794cm" svg:x="51.128cm" svg:y="141.906cm">
          <text:p text:style-name="P4"><text:span text:style-name="T3">Iterate through each</text:span></text:p>
          <text:p text:style-name="P4"><text:span text:style-name="T3">variable in derivativ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54.489cm" svg:y1="139.557cm" svg:x2="55.89cm" svg:y2="141.906cm" draw:start-shape="id65" draw:start-glue-point="2" draw:end-shape="id66" draw:end-glue-point="0" svg:d="m54489 139557v1175h1401v1174" svg:viewBox="0 0 1402 2350">
          <text:p/>
        </draw:connector>
        <draw:custom-shape draw:style-name="gr4" draw:text-style-name="P4" xml:id="id67" draw:id="id67" draw:layer="layout" svg:width="9.525cm" svg:height="2.794cm" svg:x="52.562cm" svg:y="147.177cm">
          <text:p text:style-name="P4"><text:span text:style-name="T3">Multiply input coefficient</text:span></text:p>
          <text:p text:style-name="P4"><text:span text:style-name="T3">times variable value</text:span></text:p>
          <text:p text:style-name="P4"><text:span text:style-name="T3">(for order of derivativ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68" draw:id="id68" draw:layer="layout" svg:width="9.525cm" svg:height="2.794cm" svg:x="52.563cm" svg:y="152.257cm">
          <text:p text:style-name="P4"><text:span text:style-name="T3">Add Result to Outpu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1" xml:id="id69" draw:id="id69" draw:layer="layout" svg:width="2.286cm" svg:height="2.286cm" svg:x="56.182cm" svg:y="157.46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" xml:id="id70" draw:id="id70" draw:layer="layout" svg:width="2.286cm" svg:height="2.286cm" svg:x="54.747cm" svg:y="161.52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" xml:id="id71" draw:id="id71" draw:layer="layout" svg:width="2.286cm" svg:height="2.286cm" svg:x="53.346cm" svg:y="165.08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6" draw:text-style-name="P1" draw:layer="layout" svg:x1="55.89cm" svg:y1="144.7cm" svg:x2="57.324cm" svg:y2="147.177cm" draw:start-shape="id66" draw:start-glue-point="2" draw:end-shape="id67" draw:end-glue-point="0" svg:d="m55890 144700v1239h1434v1238" svg:viewBox="0 0 1435 2478">
          <text:p/>
        </draw:connector>
        <draw:connector draw:style-name="gr6" draw:text-style-name="P1" draw:layer="layout" svg:x1="57.324cm" svg:y1="149.971cm" svg:x2="57.325cm" svg:y2="152.257cm" draw:start-shape="id67" draw:start-glue-point="2" draw:end-shape="id68" draw:end-glue-point="0" svg:d="m57324 149971v1144h1v1142" svg:viewBox="0 0 2 2287">
          <text:p/>
        </draw:connector>
        <draw:connector draw:style-name="gr6" draw:text-style-name="P1" draw:layer="layout" svg:x1="57.325cm" svg:y1="155.051cm" svg:x2="57.325cm" svg:y2="157.464cm" draw:start-shape="id68" draw:start-glue-point="2" draw:end-shape="id69" draw:end-glue-point="4" svg:d="m57325 155051v2413" svg:viewBox="0 0 1 2414">
          <text:p/>
        </draw:connector>
        <draw:connector draw:style-name="gr6" draw:text-style-name="P1" draw:layer="layout" draw:line-skew="3.092cm" svg:x1="58.468cm" svg:y1="158.607cm" svg:x2="60.653cm" svg:y2="143.303cm" draw:start-shape="id69" draw:start-glue-point="10" draw:end-shape="id66" svg:d="m58468 158607h5778v-15304h-3593" svg:viewBox="0 0 5779 15305">
          <text:p/>
        </draw:connector>
        <draw:connector draw:style-name="gr6" draw:text-style-name="P1" draw:layer="layout" draw:line-skew="5.89cm" svg:x1="57.033cm" svg:y1="162.671cm" svg:x2="59.252cm" svg:y2="138.16cm" draw:start-shape="id70" draw:start-glue-point="10" draw:end-shape="id65" draw:end-glue-point="1" svg:d="m57033 162671h8610v-24511h-6391" svg:viewBox="0 0 8611 24512">
          <text:p/>
        </draw:connector>
        <draw:connector draw:style-name="gr6" draw:text-style-name="P1" draw:layer="layout" draw:line-skew="9.277cm" svg:x1="55.632cm" svg:y1="166.227cm" svg:x2="57.262cm" svg:y2="133.207cm" draw:start-shape="id71" draw:start-glue-point="10" draw:end-shape="id64" draw:end-glue-point="1" svg:d="m55632 166227h11408v-33020h-9778" svg:viewBox="0 0 11409 33021">
          <text:p/>
        </draw:connector>
        <draw:connector draw:style-name="gr6" draw:text-style-name="P1" draw:layer="layout" svg:x1="57.325cm" svg:y1="159.75cm" svg:x2="55.89cm" svg:y2="161.528cm" draw:start-shape="id69" draw:start-glue-point="8" draw:end-shape="id70" draw:end-glue-point="4" svg:d="m57325 159750v890h-1435v888" svg:viewBox="0 0 1436 1779">
          <text:p/>
        </draw:connector>
        <draw:connector draw:style-name="gr6" draw:text-style-name="P1" draw:layer="layout" svg:x1="55.89cm" svg:y1="163.814cm" svg:x2="54.489cm" svg:y2="165.084cm" draw:start-shape="id70" draw:start-glue-point="8" draw:end-shape="id71" draw:end-glue-point="4" svg:d="m55890 163814v636h-1401v634" svg:viewBox="0 0 1402 1271">
          <text:p/>
        </draw:connector>
        <draw:custom-shape draw:style-name="gr4" draw:text-style-name="P4" xml:id="id72" draw:id="id72" draw:layer="layout" svg:width="9.525cm" svg:height="2.794cm" svg:x="47.737cm" svg:y="169.91cm">
          <text:p text:style-name="P4"><text:span text:style-name="T3">Return output</text:span></text:p>
          <text:p text:style-name="P4"><text:span text:style-name="T3">as Complex 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54.489cm" svg:y1="167.37cm" svg:x2="52.499cm" svg:y2="169.91cm" draw:start-shape="id71" draw:start-glue-point="8" draw:end-shape="id72" draw:end-glue-point="0" svg:d="m54489 167370v1271h-1990v1269" svg:viewBox="0 0 1991 2541">
          <text:p/>
        </draw:connector>
        <draw:connector draw:style-name="gr6" draw:text-style-name="P1" draw:layer="layout" draw:line-skew="-20.701cm 10.928cm" svg:x1="53.647cm" svg:y1="127.365cm" svg:x2="57.262cm" svg:y2="171.307cm" draw:start-shape="id73" draw:start-glue-point="8" draw:end-shape="id72" draw:end-glue-point="1" svg:d="m53647 127365v572h15044v43370h-11429" svg:viewBox="0 0 15045 43943">
          <text:p/>
        </draw:connector>
        <draw:custom-shape draw:style-name="gr4" draw:text-style-name="P4" xml:id="id74" draw:id="id74" draw:layer="layout" svg:width="9.525cm" svg:height="2.794cm" svg:x="47.737cm" svg:y="187.436cm">
          <text:p text:style-name="P4">Reset Internal</text:p>
          <text:p text:style-name="P4">Variabl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75" draw:id="id75" draw:layer="layout" svg:width="10.541cm" svg:height="3.175cm" svg:x="59.674cm" svg:y="192.897cm">
          <text:p text:style-name="P4">All Input </text:p>
          <text:p text:style-name="P4">Coefficients = 0</text:p>
          <text:p text:style-name="P4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76" draw:id="id76" draw:layer="layout" svg:width="10.541cm" svg:height="3.175cm" svg:x="71.485cm" svg:y="193.151cm">
          <text:p text:style-name="P4">All Motion </text:p>
          <text:p text:style-name="P4">Values =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57.262cm" svg:y1="188.833cm" svg:x2="64.945cm" svg:y2="192.897cm" draw:start-shape="id74" draw:start-glue-point="1" draw:end-shape="id75" draw:end-glue-point="5" svg:d="m57262 188833h7683v4064" svg:viewBox="0 0 7684 4065">
          <text:p/>
        </draw:connector>
        <draw:connector draw:style-name="gr6" draw:text-style-name="P1" draw:layer="layout" svg:x1="57.262cm" svg:y1="188.833cm" svg:x2="76.756cm" svg:y2="193.151cm" draw:start-shape="id74" draw:start-glue-point="1" draw:end-shape="id76" draw:end-glue-point="5" svg:d="m57262 188833h19494v4318" svg:viewBox="0 0 19495 4319">
          <text:p/>
        </draw:connector>
        <draw:custom-shape draw:style-name="gr5" draw:text-style-name="P4" xml:id="id77" draw:id="id77" draw:layer="layout" svg:width="12.954cm" svg:height="6.096cm" svg:x="121.015cm" svg:y="167.751cm">
          <text:p text:style-name="P4"><text:span text:style-name="T3">Set value of force result</text:span></text:p>
          <text:p text:style-name="P4"><text:span text:style-name="T3">(Complex Number)</text:span></text:p>
          <text:p text:style-name="P4"><text:span text:style-name="T3">for given equation 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line-skew="0cm -3.493cm" svg:x1="52.499cm" svg:y1="172.704cm" svg:x2="127.492cm" svg:y2="167.751cm" draw:start-shape="id72" draw:start-glue-point="2" draw:end-shape="id77" draw:end-glue-point="0" svg:d="m52499 172704v502h33147v-5956h41846v501" svg:viewBox="0 0 74994 5957">
          <text:p/>
        </draw:connector>
        <draw:connector draw:style-name="gr6" draw:text-style-name="P1" draw:layer="layout" svg:x1="57.844cm" svg:y1="125.778cm" svg:x2="127.492cm" svg:y2="167.751cm" draw:start-shape="id73" draw:start-glue-point="9" draw:end-shape="id77" draw:end-glue-point="0" svg:d="m57844 125778h69648v41973" svg:viewBox="0 0 69649 41974">
          <text:p/>
        </draw:connector>
        <draw:connector draw:style-name="gr6" draw:text-style-name="P1" draw:layer="layout" draw:line-skew="-28.321cm" svg:x1="53.646cm" svg:y1="69.199cm" svg:x2="127.492cm" svg:y2="167.751cm" draw:start-shape="id61" draw:start-glue-point="8" draw:end-shape="id77" draw:end-glue-point="0" svg:d="m53646 69199v20955h73846v77597" svg:viewBox="0 0 73847 98553">
          <text:p/>
        </draw:connector>
        <draw:connector draw:style-name="gr6" draw:text-style-name="P1" draw:layer="layout" draw:line-skew="-44.069cm" svg:x1="53.644cm" svg:y1="47.355cm" svg:x2="127.492cm" svg:y2="167.751cm" draw:start-shape="id63" draw:start-glue-point="8" draw:end-shape="id77" draw:end-glue-point="0" svg:d="m53644 47355v16129h73848v104267" svg:viewBox="0 0 73849 120397">
          <text:p/>
        </draw:connector>
        <draw:connector draw:style-name="gr6" draw:text-style-name="P1" draw:layer="layout" draw:line-skew="-46.165cm" svg:x1="53.643cm" svg:y1="32.75cm" svg:x2="127.492cm" svg:y2="167.751cm" draw:start-shape="id50" draw:start-glue-point="8" draw:end-shape="id77" draw:end-glue-point="0" svg:d="m53643 32750v21336h73849v113665" svg:viewBox="0 0 73850 135002">
          <text:p/>
        </draw:connector>
        <draw:connector draw:style-name="gr6" draw:text-style-name="P1" draw:layer="layout" svg:x1="21.253cm" svg:y1="35.925cm" svg:x2="127.492cm" svg:y2="167.751cm" draw:start-shape="id52" draw:start-glue-point="1" draw:end-shape="id77" draw:end-glue-point="0" svg:d="m21253 35925h106239v131826" svg:viewBox="0 0 106240 131827">
          <text:p/>
        </draw:connector>
        <draw:connector draw:style-name="gr6" draw:text-style-name="P1" draw:layer="layout" svg:x1="15.605cm" svg:y1="19.542cm" svg:x2="15.605cm" svg:y2="23.606cm" draw:start-shape="id78" draw:start-glue-point="8" draw:end-shape="id51" draw:end-glue-point="0" svg:d="m15605 19542v4064" svg:viewBox="0 0 1 4065">
          <text:p/>
        </draw:connector>
        <draw:custom-shape draw:style-name="gr11" draw:text-style-name="P1" xml:id="id79" draw:id="id79" draw:layer="layout" svg:width="2.667cm" svg:height="2.667cm" svg:x="19.863cm" svg:y="77.58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svg:x1="21.196cm" svg:y1="74.66cm" svg:x2="21.197cm" svg:y2="77.581cm" draw:start-shape="id59" draw:start-glue-point="2" draw:end-shape="id79" draw:end-glue-point="4" svg:d="m21196 74660v1461h1v1460" svg:viewBox="0 0 2 2922">
          <text:p/>
        </draw:connector>
        <draw:connector draw:style-name="gr10" draw:text-style-name="P1" draw:layer="layout" draw:line-skew="-0.776cm" svg:x1="19.863cm" svg:y1="78.915cm" svg:x2="15.232cm" svg:y2="62.214cm" draw:start-shape="id79" draw:start-glue-point="5" draw:end-shape="id57" draw:end-glue-point="3" svg:d="m19863 78915h-5909v-16701h1278" svg:viewBox="0 0 5910 16702">
          <text:p/>
        </draw:connector>
        <draw:custom-shape draw:style-name="gr11" draw:text-style-name="P1" xml:id="id80" draw:id="id80" draw:layer="layout" svg:width="2.667cm" svg:height="2.667cm" svg:x="17.459cm" svg:y="83.93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81" draw:id="id81" draw:layer="layout" svg:width="2.667cm" svg:height="2.667cm" svg:x="16.258cm" svg:y="89.77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82" draw:id="id82" draw:layer="layout" svg:width="2.667cm" svg:height="2.667cm" svg:x="14.97cm" svg:y="95.61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svg:x1="21.197cm" svg:y1="80.248cm" svg:x2="18.792cm" svg:y2="83.931cm" draw:start-shape="id79" draw:start-glue-point="6" draw:end-shape="id80" svg:d="m21197 80248v1841h-2405v1842" svg:viewBox="0 0 2406 3684">
          <text:p/>
        </draw:connector>
        <draw:connector draw:style-name="gr10" draw:text-style-name="P1" draw:layer="layout" svg:x1="18.793cm" svg:y1="86.598cm" svg:x2="17.592cm" svg:y2="89.773cm" draw:start-shape="id80" draw:start-glue-point="6" draw:end-shape="id81" draw:end-glue-point="4" svg:d="m18793 86598v1587h-1201v1588" svg:viewBox="0 0 1202 3176">
          <text:p/>
        </draw:connector>
        <draw:connector draw:style-name="gr10" draw:text-style-name="P1" draw:layer="layout" svg:x1="17.592cm" svg:y1="92.44cm" svg:x2="16.304cm" svg:y2="95.615cm" draw:start-shape="id81" draw:start-glue-point="6" draw:end-shape="id82" draw:end-glue-point="4" svg:d="m17592 92440v1587h-1288v1588" svg:viewBox="0 0 1289 3176">
          <text:p/>
        </draw:connector>
        <draw:connector draw:style-name="gr10" draw:text-style-name="P1" draw:layer="layout" draw:line-skew="-1.098cm" svg:x1="17.459cm" svg:y1="85.265cm" svg:x2="14.03cm" svg:y2="51.038cm" draw:start-shape="id80" draw:start-glue-point="5" draw:end-shape="id55" svg:d="m17459 85265h-5029v-34227h1600" svg:viewBox="0 0 5030 34228">
          <text:p/>
        </draw:connector>
        <draw:connector draw:style-name="gr10" draw:text-style-name="P1" draw:layer="layout" draw:line-skew="-2.623cm" svg:x1="16.258cm" svg:y1="91.107cm" svg:x2="14.031cm" svg:y2="46.085cm" draw:start-shape="id81" draw:start-glue-point="5" draw:end-shape="id54" draw:end-glue-point="3" svg:d="m16258 91107h-5352v-45022h3125" svg:viewBox="0 0 5353 45023">
          <text:p/>
        </draw:connector>
        <draw:connector draw:style-name="gr10" draw:text-style-name="P1" draw:layer="layout" draw:line-skew="-3.199cm" svg:x1="14.97cm" svg:y1="96.949cm" svg:x2="12.829cm" svg:y2="40.878cm" draw:start-shape="id82" draw:start-glue-point="5" draw:end-shape="id53" svg:d="m14970 96949h-5842v-56071h3701" svg:viewBox="0 0 5843 56072">
          <text:p/>
        </draw:connector>
        <draw:custom-shape draw:style-name="gr4" draw:text-style-name="P4" xml:id="id83" draw:id="id83" draw:layer="layout" svg:width="9.525cm" svg:height="2.794cm" svg:x="11.541cm" svg:y="100.314cm">
          <text:p text:style-name="P4"><text:span text:style-name="T3">Iterate through </text:span></text:p>
          <text:p text:style-name="P4"><text:span text:style-name="T3">variabl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84" draw:id="id84" draw:layer="layout" svg:width="9.525cm" svg:height="2.794cm" svg:x="14.081cm" svg:y="105.394cm">
          <text:p text:style-name="P4"><text:span text:style-name="T3">Set value of</text:span></text:p>
          <text:p text:style-name="P4"><text:span text:style-name="T3">motion</text:span></text:p>
          <text:p text:style-name="P4"><text:span text:style-name="T3">(Comple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1" xml:id="id85" draw:id="id85" draw:layer="layout" svg:width="2.667cm" svg:height="2.667cm" svg:x="14.971cm" svg:y="111.36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86" draw:id="id86" draw:layer="layout" svg:width="10.541cm" svg:height="3.175cm" svg:x="48.376cm" svg:y="105.204cm">
          <text:p text:style-name="P4"><text:span text:style-name="T3">Motion Valu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" draw:layer="layout" svg:x1="16.304cm" svg:y1="98.282cm" svg:x2="16.303cm" svg:y2="100.314cm" draw:start-shape="id82" draw:start-glue-point="6" draw:end-shape="id83" draw:end-glue-point="0" svg:d="m16304 98282v1016h-1v1016" svg:viewBox="0 0 2 2033">
          <text:p/>
        </draw:connector>
        <draw:connector draw:style-name="gr10" draw:text-style-name="P1" draw:layer="layout" svg:x1="16.303cm" svg:y1="103.108cm" svg:x2="18.843cm" svg:y2="105.394cm" draw:start-shape="id83" draw:start-glue-point="2" draw:end-shape="id84" draw:end-glue-point="0" svg:d="m16303 103108v1144h2540v1142" svg:viewBox="0 0 2541 2287">
          <text:p/>
        </draw:connector>
        <draw:connector draw:style-name="gr10" draw:text-style-name="P1" draw:layer="layout" svg:x1="18.843cm" svg:y1="108.188cm" svg:x2="16.305cm" svg:y2="111.363cm" draw:start-shape="id84" draw:start-glue-point="2" draw:end-shape="id85" draw:end-glue-point="4" svg:d="m18843 108188v1588h-2538v1587" svg:viewBox="0 0 2539 3176">
          <text:p/>
        </draw:connector>
        <draw:connector draw:style-name="gr10" draw:text-style-name="P1" draw:layer="layout" draw:line-skew="-1.657cm" svg:x1="14.971cm" svg:y1="112.697cm" svg:x2="11.541cm" svg:y2="101.711cm" draw:start-shape="id85" draw:start-glue-point="5" draw:end-shape="id83" draw:end-glue-point="3" svg:d="m14971 112697h-5589v-10986h2159" svg:viewBox="0 0 5590 10987">
          <text:p/>
        </draw:connector>
        <draw:connector draw:style-name="gr10" draw:text-style-name="P1" draw:layer="layout" svg:x1="23.606cm" svg:y1="106.791cm" svg:x2="49.43cm" svg:y2="106.792cm" draw:start-shape="id84" draw:start-glue-point="1" draw:end-shape="id86" draw:end-glue-point="6" svg:d="m23606 106791h12385v1h13439" svg:viewBox="0 0 25825 2">
          <text:p/>
        </draw:connector>
        <draw:custom-shape draw:style-name="gr4" draw:text-style-name="P4" xml:id="id87" draw:id="id87" draw:layer="layout" svg:width="9.525cm" svg:height="2.794cm" svg:x="11.542cm" svg:y="117.713cm">
          <text:p text:style-name="P4"><text:span text:style-name="T3">Iterate through</text:span></text:p>
          <text:p text:style-name="P4"><text:span text:style-name="T3">equation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88" draw:id="id88" draw:layer="layout" svg:width="9.525cm" svg:height="2.794cm" svg:x="14.082cm" svg:y="130.921cm">
          <text:p text:style-name="P4"><text:span text:style-name="T3">Get value of force</text:span></text:p>
          <text:p text:style-name="P4"><text:span text:style-name="T3">(Comple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" draw:layer="layout" svg:x1="16.305cm" svg:y1="114.03cm" svg:x2="16.304cm" svg:y2="117.713cm" draw:start-shape="id85" draw:start-glue-point="6" draw:end-shape="id87" draw:end-glue-point="0" svg:d="m16305 114030v1842h-1v1841" svg:viewBox="0 0 2 3684">
          <text:p/>
        </draw:connector>
        <draw:custom-shape draw:style-name="gr11" draw:text-style-name="P1" xml:id="id89" draw:id="id89" draw:layer="layout" svg:width="2.667cm" svg:height="2.667cm" svg:x="14.972cm" svg:y="136.8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svg:x1="18.844cm" svg:y1="133.715cm" svg:x2="16.306cm" svg:y2="136.89cm" draw:start-shape="id88" draw:start-glue-point="2" draw:end-shape="id89" draw:end-glue-point="4" svg:d="m18844 133715v1588h-2538v1587" svg:viewBox="0 0 2539 3176">
          <text:p/>
        </draw:connector>
        <draw:connector draw:style-name="gr10" draw:text-style-name="P1" draw:layer="layout" draw:line-skew="-1.658cm" svg:x1="14.972cm" svg:y1="138.224cm" svg:x2="11.542cm" svg:y2="119.11cm" draw:start-shape="id89" draw:start-glue-point="5" draw:end-shape="id87" draw:end-glue-point="3" svg:d="m14972 138224h-5590v-19114h2160" svg:viewBox="0 0 5591 19115">
          <text:p/>
        </draw:connector>
        <draw:custom-shape draw:style-name="gr4" draw:text-style-name="P4" xml:id="id90" draw:id="id90" draw:layer="layout" svg:width="9.525cm" svg:height="2.794cm" svg:x="14.083cm" svg:y="124.38cm">
          <text:p text:style-name="P4"><text:span text:style-name="T3">Set return equation</text:span></text:p>
          <text:p text:style-name="P4"><text:span text:style-name="T3">nu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" draw:layer="layout" svg:x1="16.304cm" svg:y1="120.507cm" svg:x2="18.845cm" svg:y2="124.38cm" draw:start-shape="id87" draw:start-glue-point="2" draw:end-shape="id90" draw:end-glue-point="0" svg:d="m16304 120507v1937h2541v1936" svg:viewBox="0 0 2542 3874">
          <text:p/>
        </draw:connector>
        <draw:connector draw:style-name="gr10" draw:text-style-name="P1" draw:layer="layout" svg:x1="18.845cm" svg:y1="127.174cm" svg:x2="18.844cm" svg:y2="130.921cm" draw:start-shape="id90" draw:start-glue-point="2" draw:end-shape="id88" draw:end-glue-point="0" svg:d="m18845 127174v1874h-1v1873" svg:viewBox="0 0 2 3748">
          <text:p/>
        </draw:connector>
        <draw:connector draw:style-name="gr10" draw:text-style-name="P1" draw:layer="layout" svg:x1="23.608cm" svg:y1="125.777cm" svg:x2="49.43cm" svg:y2="125.778cm" draw:start-shape="id90" draw:start-glue-point="1" draw:end-shape="id73" draw:end-glue-point="6" svg:d="m23608 125777h12384v1h13438" svg:viewBox="0 0 25823 2">
          <text:p/>
        </draw:connector>
        <draw:connector draw:style-name="gr10" draw:text-style-name="P1" draw:layer="layout" draw:line-skew="3.563cm" svg:x1="67.618cm" svg:y1="73.264cm" svg:x2="62.087cm" svg:y2="148.574cm" draw:start-shape="id62" draw:start-glue-point="9" draw:end-shape="id67" draw:end-glue-point="1" svg:d="m67618 73264h5137v75310h-10668" svg:viewBox="0 0 10669 75311">
          <text:p/>
        </draw:connector>
        <draw:connector draw:style-name="gr10" draw:text-style-name="P1" draw:layer="layout" draw:line-skew="10.167cm" svg:x1="57.844cm" svg:y1="106.792cm" svg:x2="62.087cm" svg:y2="148.574cm" draw:start-shape="id86" draw:start-glue-point="9" draw:end-shape="id67" svg:d="m57844 106792h14911v41782h-10668" svg:viewBox="0 0 14912 41783">
          <text:p/>
        </draw:connector>
        <draw:custom-shape draw:style-name="gr4" draw:text-style-name="P4" xml:id="id91" draw:id="id91" draw:layer="layout" svg:width="9.525cm" svg:height="2.794cm" svg:x="11.543cm" svg:y="180.705cm">
          <text:p text:style-name="P4"><text:span text:style-name="T3">Write out force values</text:span></text:p>
          <text:p text:style-name="P4"><text:span text:style-name="T3">(Complex array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" draw:layer="layout" svg:x1="16.306cm" svg:y1="139.557cm" svg:x2="16.305cm" svg:y2="180.705cm" draw:start-shape="id89" draw:start-glue-point="6" draw:end-shape="id91" draw:end-glue-point="0" svg:d="m16306 139557v20574h-1v20574" svg:viewBox="0 0 2 41149">
          <text:p/>
        </draw:connector>
        <draw:custom-shape draw:style-name="gr5" draw:text-style-name="P4" xml:id="id92" draw:id="id92" draw:layer="layout" svg:width="12.954cm" svg:height="6.096cm" svg:x="121.015cm" svg:y="179.054cm">
          <text:p text:style-name="P4"><text:span text:style-name="T3">Array of Force Results</text:span></text:p>
          <text:p text:style-name="P4"><text:span text:style-name="T3">(Complex Number)</text:span></text:p>
          <text:p text:style-name="P4"><text:span text:style-name="T3">for given force type, force</text:span></text:p>
          <text:p text:style-name="P4"><text:span text:style-name="T3">in set</text:span></text:p>
          <text:p text:style-name="P4"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" draw:layer="layout" svg:x1="21.068cm" svg:y1="182.102cm" svg:x2="121.015cm" svg:y2="182.102cm" draw:start-shape="id91" draw:start-glue-point="1" draw:end-shape="id92" svg:d="m21068 182102h99947" svg:viewBox="0 0 99948 1">
          <text:p/>
        </draw:connector>
        <draw:connector draw:style-name="gr10" draw:text-style-name="P1" draw:layer="layout" svg:x1="127.492cm" svg:y1="173.847cm" svg:x2="127.492cm" svg:y2="179.054cm" draw:start-shape="id77" draw:start-glue-point="2" draw:end-shape="id92" draw:end-glue-point="0" svg:d="m127492 173847v5207" svg:viewBox="0 0 1 5208">
          <text:p/>
        </draw:connector>
        <draw:custom-shape draw:style-name="gr4" draw:text-style-name="P4" xml:id="id93" draw:id="id93" draw:layer="layout" svg:width="9.525cm" svg:height="2.794cm" svg:x="11.544cm" svg:y="187.436cm">
          <text:p text:style-name="P4"><text:span text:style-name="T3">Reset Motion Mode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" draw:layer="layout" svg:x1="16.305cm" svg:y1="183.499cm" svg:x2="16.306cm" svg:y2="187.436cm" draw:start-shape="id91" draw:start-glue-point="2" draw:end-shape="id93" draw:end-glue-point="0" svg:d="m16305 183499v1969h1v1968" svg:viewBox="0 0 2 3938">
          <text:p/>
        </draw:connector>
        <draw:connector draw:style-name="gr10" draw:text-style-name="P1" draw:layer="layout" svg:x1="21.069cm" svg:y1="188.833cm" svg:x2="47.737cm" svg:y2="188.833cm" draw:start-shape="id93" draw:start-glue-point="1" draw:end-shape="id74" draw:end-glue-point="3" svg:d="m21069 188833h26668" svg:viewBox="0 0 26669 1">
          <text:p/>
        </draw:connector>
        <draw:custom-shape draw:style-name="gr11" draw:text-style-name="P1" xml:id="id94" draw:id="id94" draw:layer="layout" svg:width="2.667cm" svg:height="2.667cm" svg:x="12.557cm" svg:y="194.294cm">
          <text:p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1" draw:text-style-name="P1" xml:id="id95" draw:id="id95" draw:layer="layout" svg:width="2.667cm" svg:height="2.667cm" svg:x="8.303cm" svg:y="200.51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svg:x1="16.306cm" svg:y1="190.23cm" svg:x2="13.891cm" svg:y2="194.294cm" draw:start-shape="id93" draw:start-glue-point="2" draw:end-shape="id94" draw:end-glue-point="4" svg:d="m16306 190230v2032h-2415v2032" svg:viewBox="0 0 2416 4065">
          <text:p/>
        </draw:connector>
        <draw:connector draw:style-name="gr10" draw:text-style-name="P1" draw:layer="layout" svg:x1="13.891cm" svg:y1="196.961cm" svg:x2="9.636cm" svg:y2="200.517cm" draw:start-shape="id94" draw:start-glue-point="6" draw:end-shape="id95" svg:d="m13891 196961v1778h-4255v1778" svg:viewBox="0 0 4256 3557">
          <text:p/>
        </draw:connector>
        <draw:connector draw:style-name="gr10" draw:text-style-name="P1" draw:layer="layout" draw:line-skew="-4.765cm" svg:x1="12.557cm" svg:y1="195.628cm" svg:x2="11.728cm" svg:y2="35.925cm" draw:start-shape="id94" draw:start-glue-point="5" draw:end-shape="id52" draw:end-glue-point="3" svg:d="m12557 195628h-6096v-159703h5267" svg:viewBox="0 0 6097 159704">
          <text:p/>
        </draw:connector>
        <draw:connector draw:style-name="gr10" draw:text-style-name="P1" draw:layer="layout" draw:line-skew="-4.451cm" svg:x1="8.303cm" svg:y1="201.851cm" svg:x2="10.843cm" svg:y2="25.003cm" draw:start-shape="id95" draw:start-glue-point="5" draw:end-shape="id51" svg:d="m8303 201851h-4953v-176848h7493" svg:viewBox="0 0 7494 176849">
          <text:p/>
        </draw:connector>
        <draw:custom-shape draw:style-name="gr4" draw:text-style-name="P4" xml:id="id96" draw:id="id96" draw:layer="layout" svg:width="10.16cm" svg:height="2.159cm" svg:x="4.556cm" svg:y="208.137cm">
          <text:p text:style-name="P4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1" draw:layer="layout" svg:x1="9.637cm" svg:y1="203.184cm" svg:x2="9.636cm" svg:y2="208.137cm" draw:start-shape="id95" draw:start-glue-point="6" draw:end-shape="id96" draw:end-glue-point="4" svg:d="m9637 203184v2476h-1v2477" svg:viewBox="0 0 2 4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2.24cm" fo:page-height="213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18:59:58</meta:creation-date>
    <meta:generator>LibreOffice/3.6$Linux_X86_64 LibreOffice_project/360m1$Build-304</meta:generator>
    <dc:date>2013-05-02T19:04:23</dc:date>
    <meta:editing-duration>PT1H42M44S</meta:editing-duration>
    <meta:editing-cycles>7</meta:editing-cycles>
    <meta:document-statistic meta:object-count="252"/>
  </office:meta>
</office:document-meta>
</file>